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pacity="0%" draw:textarea-horizontal-align="center" draw:textarea-vertical-align="middle" draw:shadow-opacity="0%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1cm" svg:height="6.773cm" svg:x="14.322cm" svg:y="0cm">
            <draw:object draw:notify-on-update-of-ranges="Sheet1.A2:Sheet1.A2 Sheet1.A3:Sheet1.A15 Sheet1.B2:Sheet1.B2 Sheet1.B3:Sheet1.B15 Sheet1.C2:Sheet1.C2 Sheet1.C3:Sheet1.C15 Sheet1.D2:Sheet1.D2 Sheet1.D3:Sheet1.D15 Sheet1.E2:Sheet1.E2 Sheet1.E3:Sheet1.E15 Sheet1.F2:Sheet1.F2 Sheet1.F3:Sheet1.F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1cm" svg:height="6.261cm" svg:x="14.422cm" svg:y="6.474cm">
            <draw:object draw:notify-on-update-of-ranges="Sheet1.A17:Sheet1.A17 Sheet1.A18:Sheet1.A30 Sheet1.B17:Sheet1.B17 Sheet1.B18:Sheet1.B30 Sheet1.C17:Sheet1.C17 Sheet1.C18:Sheet1.C30 Sheet1.D17:Sheet1.D17 Sheet1.D18:Sheet1.D30 Sheet1.E17:Sheet1.E17 Sheet1.E18:Sheet1.E30 Sheet1.F17:Sheet1.F17 Sheet1.F18:Sheet1.F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6.369cm" svg:x="14.349cm" svg:y="12.893cm">
            <draw:object draw:notify-on-update-of-ranges="Sheet1.A32:Sheet1.A32 Sheet1.A33:Sheet1.A45 Sheet1.B32:Sheet1.B32 Sheet1.B33:Sheet1.B45 Sheet1.C32:Sheet1.C32 Sheet1.C33:Sheet1.C45 Sheet1.D32:Sheet1.D32 Sheet1.D33:Sheet1.D45 Sheet1.E32:Sheet1.E32 Sheet1.E33:Sheet1.E45 Sheet1.F32:Sheet1.F32 Sheet1.F33:Sheet1.F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.999cm" svg:height="6.369cm" svg:x="14.394cm" svg:y="19.36cm">
            <draw:object draw:notify-on-update-of-ranges="Sheet1.A47:Sheet1.A47 Sheet1.A48:Sheet1.A60 Sheet1.B47:Sheet1.B47 Sheet1.B48:Sheet1.B60 Sheet1.C47:Sheet1.C47 Sheet1.C48:Sheet1.C60 Sheet1.D47:Sheet1.D47 Sheet1.D48:Sheet1.D60 Sheet1.E47:Sheet1.E47 Sheet1.E48:Sheet1.E60 Sheet1.F47:Sheet1.F47 Sheet1.F48:Sheet1.F6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15.999cm" svg:height="6.369cm" svg:x="14.407cm" svg:y="25.824cm">
            <draw:object draw:notify-on-update-of-ranges="Sheet1.A62:Sheet1.A62 Sheet1.A63:Sheet1.A75 Sheet1.B62:Sheet1.B62 Sheet1.B63:Sheet1.B75 Sheet1.C62:Sheet1.C62 Sheet1.C63:Sheet1.C75 Sheet1.D62:Sheet1.D62 Sheet1.D63:Sheet1.D75 Sheet1.E62:Sheet1.E62 Sheet1.E63:Sheet1.E75 Sheet1.F62:Sheet1.F62 Sheet1.F63:Sheet1.F7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5.999cm" svg:height="6.369cm" svg:x="14.456cm" svg:y="32.399cm">
            <draw:object draw:notify-on-update-of-ranges="Sheet1.A77:Sheet1.A77 Sheet1.A78:Sheet1.A90 Sheet1.B77:Sheet1.B77 Sheet1.B78:Sheet1.B90 Sheet1.C77:Sheet1.C77 Sheet1.C78:Sheet1.C90 Sheet1.D77:Sheet1.D77 Sheet1.D78:Sheet1.D90 Sheet1.E77:Sheet1.E77 Sheet1.E78:Sheet1.E90 Sheet1.F77:Sheet1.F77 Sheet1.F78:Sheet1.F9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15.999cm" svg:height="6.369cm" svg:x="14.48cm" svg:y="39.214cm">
            <draw:object draw:notify-on-update-of-ranges="Sheet1.A77:Sheet1.A77 Sheet1.A78:Sheet1.A84 Sheet1.B77:Sheet1.B77 Sheet1.B78:Sheet1.B84 Sheet1.C77:Sheet1.C77 Sheet1.C78:Sheet1.C84 Sheet1.D77:Sheet1.D77 Sheet1.D78:Sheet1.D84 Sheet1.E77:Sheet1.E77 Sheet1.E78:Sheet1.E84 Sheet1.F77:Sheet1.F77 Sheet1.F78:Sheet1.F8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1" svg:width="15.999cm" svg:height="6.369cm" svg:x="14.526cm" svg:y="46.005cm">
            <draw:object draw:notify-on-update-of-ranges="Sheet1.A107:Sheet1.A107 Sheet1.A108:Sheet1.A117 Sheet1.B107:Sheet1.B107 Sheet1.B108:Sheet1.B117 Sheet1.C107:Sheet1.C107 Sheet1.C108:Sheet1.C117 Sheet1.D107:Sheet1.D107 Sheet1.D108:Sheet1.D117 Sheet1.E107:Sheet1.E107 Sheet1.E108:Sheet1.E117 Sheet1.F107:Sheet1.F107 Sheet1.F108:Sheet1.F11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andom small arrays test. Test cycle repeated 10000 times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59" calcext:value-type="float">
            <text:p>459</text:p>
          </table:table-cell>
          <table:table-cell office:value-type="float" office:value="2767" calcext:value-type="float">
            <text:p>2767</text:p>
          </table:table-cell>
          <table:table-cell office:value-type="float" office:value="477" calcext:value-type="float">
            <text:p>477</text:p>
          </table:table-cell>
          <table:table-cell office:value-type="float" office:value="400" calcext:value-type="float">
            <text:p>400</text:p>
          </table:table-cell>
          <table:table-cell office:value-type="float" office:value="2928" calcext:value-type="float">
            <text:p>292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460" calcext:value-type="float">
            <text:p>460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912" calcext:value-type="float">
            <text:p>91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84" calcext:value-type="float">
            <text:p>1484</text:p>
          </table:table-cell>
          <table:table-cell office:value-type="float" office:value="1040" calcext:value-type="float">
            <text:p>1040</text:p>
          </table:table-cell>
          <table:table-cell office:value-type="float" office:value="586" calcext:value-type="float">
            <text:p>586</text:p>
          </table:table-cell>
          <table:table-cell office:value-type="float" office:value="1081" calcext:value-type="float">
            <text:p>1081</text:p>
          </table:table-cell>
          <table:table-cell office:value-type="float" office:value="1738" calcext:value-type="float">
            <text:p>173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515" calcext:value-type="float">
            <text:p>5515</text:p>
          </table:table-cell>
          <table:table-cell office:value-type="float" office:value="3053" calcext:value-type="float">
            <text:p>3053</text:p>
          </table:table-cell>
          <table:table-cell office:value-type="float" office:value="1543" calcext:value-type="float">
            <text:p>1543</text:p>
          </table:table-cell>
          <table:table-cell office:value-type="float" office:value="4482" calcext:value-type="float">
            <text:p>4482</text:p>
          </table:table-cell>
          <table:table-cell office:value-type="float" office:value="3945" calcext:value-type="float">
            <text:p>394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1706" calcext:value-type="float">
            <text:p>11706</text:p>
          </table:table-cell>
          <table:table-cell office:value-type="float" office:value="3826" calcext:value-type="float">
            <text:p>3826</text:p>
          </table:table-cell>
          <table:table-cell office:value-type="float" office:value="2221" calcext:value-type="float">
            <text:p>2221</text:p>
          </table:table-cell>
          <table:table-cell office:value-type="float" office:value="9806" calcext:value-type="float">
            <text:p>9806</text:p>
          </table:table-cell>
          <table:table-cell office:value-type="float" office:value="7678" calcext:value-type="float">
            <text:p>767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959" calcext:value-type="float">
            <text:p>19959</text:p>
          </table:table-cell>
          <table:table-cell office:value-type="float" office:value="5625" calcext:value-type="float">
            <text:p>5625</text:p>
          </table:table-cell>
          <table:table-cell office:value-type="float" office:value="3795" calcext:value-type="float">
            <text:p>3795</text:p>
          </table:table-cell>
          <table:table-cell office:value-type="float" office:value="17605" calcext:value-type="float">
            <text:p>17605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9749" calcext:value-type="float">
            <text:p>29749</text:p>
          </table:table-cell>
          <table:table-cell office:value-type="float" office:value="7295" calcext:value-type="float">
            <text:p>7295</text:p>
          </table:table-cell>
          <table:table-cell office:value-type="float" office:value="5433" calcext:value-type="float">
            <text:p>5433</text:p>
          </table:table-cell>
          <table:table-cell office:value-type="float" office:value="27049" calcext:value-type="float">
            <text:p>27049</text:p>
          </table:table-cell>
          <table:table-cell office:value-type="float" office:value="11125" calcext:value-type="float">
            <text:p>1112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41384" calcext:value-type="float">
            <text:p>41384</text:p>
          </table:table-cell>
          <table:table-cell office:value-type="float" office:value="8767" calcext:value-type="float">
            <text:p>8767</text:p>
          </table:table-cell>
          <table:table-cell office:value-type="float" office:value="7264" calcext:value-type="float">
            <text:p>7264</text:p>
          </table:table-cell>
          <table:table-cell office:value-type="float" office:value="37979" calcext:value-type="float">
            <text:p>37979</text:p>
          </table:table-cell>
          <table:table-cell office:value-type="float" office:value="13951" calcext:value-type="float">
            <text:p>1395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8111" calcext:value-type="float">
            <text:p>68111</text:p>
          </table:table-cell>
          <table:table-cell office:value-type="float" office:value="11846" calcext:value-type="float">
            <text:p>11846</text:p>
          </table:table-cell>
          <table:table-cell office:value-type="float" office:value="11948" calcext:value-type="float">
            <text:p>11948</text:p>
          </table:table-cell>
          <table:table-cell office:value-type="float" office:value="66812" calcext:value-type="float">
            <text:p>66812</text:p>
          </table:table-cell>
          <table:table-cell office:value-type="float" office:value="18908" calcext:value-type="float">
            <text:p>18908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8737" calcext:value-type="float">
            <text:p>98737</text:p>
          </table:table-cell>
          <table:table-cell office:value-type="float" office:value="14354" calcext:value-type="float">
            <text:p>14354</text:p>
          </table:table-cell>
          <table:table-cell office:value-type="float" office:value="16238" calcext:value-type="float">
            <text:p>16238</text:p>
          </table:table-cell>
          <table:table-cell office:value-type="float" office:value="102797" calcext:value-type="float">
            <text:p>102797</text:p>
          </table:table-cell>
          <table:table-cell office:value-type="float" office:value="23096" calcext:value-type="float">
            <text:p>23096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41241" calcext:value-type="float">
            <text:p>141241</text:p>
          </table:table-cell>
          <table:table-cell office:value-type="float" office:value="18020" calcext:value-type="float">
            <text:p>18020</text:p>
          </table:table-cell>
          <table:table-cell office:value-type="float" office:value="22800" calcext:value-type="float">
            <text:p>22800</text:p>
          </table:table-cell>
          <table:table-cell office:value-type="float" office:value="147580" calcext:value-type="float">
            <text:p>147580</text:p>
          </table:table-cell>
          <table:table-cell office:value-type="float" office:value="28331" calcext:value-type="float">
            <text:p>28331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41545" calcext:value-type="float">
            <text:p>241545</text:p>
          </table:table-cell>
          <table:table-cell office:value-type="float" office:value="24510" calcext:value-type="float">
            <text:p>24510</text:p>
          </table:table-cell>
          <table:table-cell office:value-type="float" office:value="36745" calcext:value-type="float">
            <text:p>36745</text:p>
          </table:table-cell>
          <table:table-cell office:value-type="float" office:value="265653" calcext:value-type="float">
            <text:p>265653</text:p>
          </table:table-cell>
          <table:table-cell office:value-type="float" office:value="40899" calcext:value-type="float">
            <text:p>4089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76872" calcext:value-type="float">
            <text:p>376872</text:p>
          </table:table-cell>
          <table:table-cell office:value-type="float" office:value="32047" calcext:value-type="float">
            <text:p>32047</text:p>
          </table:table-cell>
          <table:table-cell office:value-type="float" office:value="55979" calcext:value-type="float">
            <text:p>55979</text:p>
          </table:table-cell>
          <table:table-cell office:value-type="float" office:value="415215" calcext:value-type="float">
            <text:p>415215</text:p>
          </table:table-cell>
          <table:table-cell office:value-type="float" office:value="52822" calcext:value-type="float">
            <text:p>52822</text:p>
          </table:table-cell>
        </table:table-row>
        <table:table-row table:style-name="ro2">
          <table:table-cell office:value-type="string" calcext:value-type="string">
            <text:p>Random few uniques small arrays test. Test cycle repeated 10000 times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103" calcext:value-type="float">
            <text:p>10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  <table:table-cell office:value-type="float" office:value="317" calcext:value-type="float">
            <text:p>317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353" calcext:value-type="float">
            <text:p>1353</text:p>
          </table:table-cell>
          <table:table-cell office:value-type="float" office:value="756" calcext:value-type="float">
            <text:p>756</text:p>
          </table:table-cell>
          <table:table-cell office:value-type="float" office:value="415" calcext:value-type="float">
            <text:p>415</text:p>
          </table:table-cell>
          <table:table-cell office:value-type="float" office:value="1045" calcext:value-type="float">
            <text:p>1045</text:p>
          </table:table-cell>
          <table:table-cell office:value-type="float" office:value="1558" calcext:value-type="float">
            <text:p>155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124" calcext:value-type="float">
            <text:p>5124</text:p>
          </table:table-cell>
          <table:table-cell office:value-type="float" office:value="1797" calcext:value-type="float">
            <text:p>1797</text:p>
          </table:table-cell>
          <table:table-cell office:value-type="float" office:value="1122" calcext:value-type="float">
            <text:p>1122</text:p>
          </table:table-cell>
          <table:table-cell office:value-type="float" office:value="4094" calcext:value-type="float">
            <text:p>4094</text:p>
          </table:table-cell>
          <table:table-cell office:value-type="float" office:value="3468" calcext:value-type="float">
            <text:p>346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0059" calcext:value-type="float">
            <text:p>10059</text:p>
          </table:table-cell>
          <table:table-cell office:value-type="float" office:value="2383" calcext:value-type="float">
            <text:p>2383</text:p>
          </table:table-cell>
          <table:table-cell office:value-type="float" office:value="2096" calcext:value-type="float">
            <text:p>2096</text:p>
          </table:table-cell>
          <table:table-cell office:value-type="float" office:value="9951" calcext:value-type="float">
            <text:p>9951</text:p>
          </table:table-cell>
          <table:table-cell office:value-type="float" office:value="5472" calcext:value-type="float">
            <text:p>547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7269" calcext:value-type="float">
            <text:p>17269</text:p>
          </table:table-cell>
          <table:table-cell office:value-type="float" office:value="3242" calcext:value-type="float">
            <text:p>3242</text:p>
          </table:table-cell>
          <table:table-cell office:value-type="float" office:value="3187" calcext:value-type="float">
            <text:p>3187</text:p>
          </table:table-cell>
          <table:table-cell office:value-type="float" office:value="17434" calcext:value-type="float">
            <text:p>17434</text:p>
          </table:table-cell>
          <table:table-cell office:value-type="float" office:value="7648" calcext:value-type="float">
            <text:p>764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6212" calcext:value-type="float">
            <text:p>26212</text:p>
          </table:table-cell>
          <table:table-cell office:value-type="float" office:value="4600" calcext:value-type="float">
            <text:p>4600</text:p>
          </table:table-cell>
          <table:table-cell office:value-type="float" office:value="4740" calcext:value-type="float">
            <text:p>4740</text:p>
          </table:table-cell>
          <table:table-cell office:value-type="float" office:value="26999" calcext:value-type="float">
            <text:p>26999</text:p>
          </table:table-cell>
          <table:table-cell office:value-type="float" office:value="9741" calcext:value-type="float">
            <text:p>974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6447" calcext:value-type="float">
            <text:p>36447</text:p>
          </table:table-cell>
          <table:table-cell office:value-type="float" office:value="5119" calcext:value-type="float">
            <text:p>5119</text:p>
          </table:table-cell>
          <table:table-cell office:value-type="float" office:value="6239" calcext:value-type="float">
            <text:p>6239</text:p>
          </table:table-cell>
          <table:table-cell office:value-type="float" office:value="37870" calcext:value-type="float">
            <text:p>37870</text:p>
          </table:table-cell>
          <table:table-cell office:value-type="float" office:value="11798" calcext:value-type="float">
            <text:p>1179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9231" calcext:value-type="float">
            <text:p>59231</text:p>
          </table:table-cell>
          <table:table-cell office:value-type="float" office:value="6927" calcext:value-type="float">
            <text:p>6927</text:p>
          </table:table-cell>
          <table:table-cell office:value-type="float" office:value="10217" calcext:value-type="float">
            <text:p>10217</text:p>
          </table:table-cell>
          <table:table-cell office:value-type="float" office:value="67207" calcext:value-type="float">
            <text:p>67207</text:p>
          </table:table-cell>
          <table:table-cell office:value-type="float" office:value="16298" calcext:value-type="float">
            <text:p>16298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88162" calcext:value-type="float">
            <text:p>88162</text:p>
          </table:table-cell>
          <table:table-cell office:value-type="float" office:value="8221" calcext:value-type="float">
            <text:p>8221</text:p>
          </table:table-cell>
          <table:table-cell office:value-type="float" office:value="14042" calcext:value-type="float">
            <text:p>14042</text:p>
          </table:table-cell>
          <table:table-cell office:value-type="float" office:value="100655" calcext:value-type="float">
            <text:p>100655</text:p>
          </table:table-cell>
          <table:table-cell office:value-type="float" office:value="18999" calcext:value-type="float">
            <text:p>1899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21670" calcext:value-type="float">
            <text:p>121670</text:p>
          </table:table-cell>
          <table:table-cell office:value-type="float" office:value="9607" calcext:value-type="float">
            <text:p>9607</text:p>
          </table:table-cell>
          <table:table-cell office:value-type="float" office:value="18862" calcext:value-type="float">
            <text:p>18862</text:p>
          </table:table-cell>
          <table:table-cell office:value-type="float" office:value="146104" calcext:value-type="float">
            <text:p>146104</text:p>
          </table:table-cell>
          <table:table-cell office:value-type="float" office:value="23703" calcext:value-type="float">
            <text:p>23703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10748" calcext:value-type="float">
            <text:p>210748</text:p>
          </table:table-cell>
          <table:table-cell office:value-type="float" office:value="13561" calcext:value-type="float">
            <text:p>13561</text:p>
          </table:table-cell>
          <table:table-cell office:value-type="float" office:value="32217" calcext:value-type="float">
            <text:p>32217</text:p>
          </table:table-cell>
          <table:table-cell office:value-type="float" office:value="264439" calcext:value-type="float">
            <text:p>264439</text:p>
          </table:table-cell>
          <table:table-cell office:value-type="float" office:value="31526" calcext:value-type="float">
            <text:p>31526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26865" calcext:value-type="float">
            <text:p>326865</text:p>
          </table:table-cell>
          <table:table-cell office:value-type="float" office:value="16891" calcext:value-type="float">
            <text:p>16891</text:p>
          </table:table-cell>
          <table:table-cell office:value-type="float" office:value="46874" calcext:value-type="float">
            <text:p>46874</text:p>
          </table:table-cell>
          <table:table-cell office:value-type="float" office:value="412777" calcext:value-type="float">
            <text:p>412777</text:p>
          </table:table-cell>
          <table:table-cell office:value-type="float" office:value="39906" calcext:value-type="float">
            <text:p>39906</text:p>
          </table:table-cell>
        </table:table-row>
        <table:table-row table:style-name="ro2">
          <table:table-cell office:value-type="string" calcext:value-type="string">
            <text:p>Allmost sorted small arrays test. Test cycle repeated 10000 times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18" calcext:value-type="float">
            <text:p>818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office:value-type="float" office:value="889" calcext:value-type="float">
            <text:p>889</text:p>
          </table:table-cell>
          <table:table-cell office:value-type="float" office:value="1039" calcext:value-type="float">
            <text:p>103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149" calcext:value-type="float">
            <text:p>3149</text:p>
          </table:table-cell>
          <table:table-cell office:value-type="float" office:value="835" calcext:value-type="float">
            <text:p>835</text:p>
          </table:table-cell>
          <table:table-cell office:value-type="float" office:value="486" calcext:value-type="float">
            <text:p>486</text:p>
          </table:table-cell>
          <table:table-cell office:value-type="float" office:value="3573" calcext:value-type="float">
            <text:p>3573</text:p>
          </table:table-cell>
          <table:table-cell office:value-type="float" office:value="2474" calcext:value-type="float">
            <text:p>247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247" calcext:value-type="float">
            <text:p>6247</text:p>
          </table:table-cell>
          <table:table-cell office:value-type="float" office:value="1181" calcext:value-type="float">
            <text:p>1181</text:p>
          </table:table-cell>
          <table:table-cell office:value-type="float" office:value="803" calcext:value-type="float">
            <text:p>803</text:p>
          </table:table-cell>
          <table:table-cell office:value-type="float" office:value="9156" calcext:value-type="float">
            <text:p>9156</text:p>
          </table:table-cell>
          <table:table-cell office:value-type="float" office:value="4454" calcext:value-type="float">
            <text:p>445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470" calcext:value-type="float">
            <text:p>11470</text:p>
          </table:table-cell>
          <table:table-cell office:value-type="float" office:value="1846" calcext:value-type="float">
            <text:p>1846</text:p>
          </table:table-cell>
          <table:table-cell office:value-type="float" office:value="1281" calcext:value-type="float">
            <text:p>1281</text:p>
          </table:table-cell>
          <table:table-cell office:value-type="float" office:value="15906" calcext:value-type="float">
            <text:p>15906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551" calcext:value-type="float">
            <text:p>17551</text:p>
          </table:table-cell>
          <table:table-cell office:value-type="float" office:value="2538" calcext:value-type="float">
            <text:p>2538</text:p>
          </table:table-cell>
          <table:table-cell office:value-type="float" office:value="1803" calcext:value-type="float">
            <text:p>1803</text:p>
          </table:table-cell>
          <table:table-cell office:value-type="float" office:value="25217" calcext:value-type="float">
            <text:p>25217</text:p>
          </table:table-cell>
          <table:table-cell office:value-type="float" office:value="8280" calcext:value-type="float">
            <text:p>828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4984" calcext:value-type="float">
            <text:p>24984</text:p>
          </table:table-cell>
          <table:table-cell office:value-type="float" office:value="3063" calcext:value-type="float">
            <text:p>3063</text:p>
          </table:table-cell>
          <table:table-cell office:value-type="float" office:value="2807" calcext:value-type="float">
            <text:p>2807</text:p>
          </table:table-cell>
          <table:table-cell office:value-type="float" office:value="36032" calcext:value-type="float">
            <text:p>36032</text:p>
          </table:table-cell>
          <table:table-cell office:value-type="float" office:value="9654" calcext:value-type="float">
            <text:p>965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2986" calcext:value-type="float">
            <text:p>42986</text:p>
          </table:table-cell>
          <table:table-cell office:value-type="float" office:value="4539" calcext:value-type="float">
            <text:p>4539</text:p>
          </table:table-cell>
          <table:table-cell office:value-type="float" office:value="4231" calcext:value-type="float">
            <text:p>4231</text:p>
          </table:table-cell>
          <table:table-cell office:value-type="float" office:value="65286" calcext:value-type="float">
            <text:p>65286</text:p>
          </table:table-cell>
          <table:table-cell office:value-type="float" office:value="13259" calcext:value-type="float">
            <text:p>13259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5571" calcext:value-type="float">
            <text:p>65571</text:p>
          </table:table-cell>
          <table:table-cell office:value-type="float" office:value="5954" calcext:value-type="float">
            <text:p>5954</text:p>
          </table:table-cell>
          <table:table-cell office:value-type="float" office:value="5916" calcext:value-type="float">
            <text:p>5916</text:p>
          </table:table-cell>
          <table:table-cell office:value-type="float" office:value="102248" calcext:value-type="float">
            <text:p>102248</text:p>
          </table:table-cell>
          <table:table-cell office:value-type="float" office:value="16118" calcext:value-type="float">
            <text:p>1611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9830" calcext:value-type="float">
            <text:p>89830</text:p>
          </table:table-cell>
          <table:table-cell office:value-type="float" office:value="6380" calcext:value-type="float">
            <text:p>6380</text:p>
          </table:table-cell>
          <table:table-cell office:value-type="float" office:value="7397" calcext:value-type="float">
            <text:p>7397</text:p>
          </table:table-cell>
          <table:table-cell office:value-type="float" office:value="144443" calcext:value-type="float">
            <text:p>144443</text:p>
          </table:table-cell>
          <table:table-cell office:value-type="float" office:value="19297" calcext:value-type="float">
            <text:p>1929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56558" calcext:value-type="float">
            <text:p>156558</text:p>
          </table:table-cell>
          <table:table-cell office:value-type="float" office:value="9208" calcext:value-type="float">
            <text:p>9208</text:p>
          </table:table-cell>
          <table:table-cell office:value-type="float" office:value="11519" calcext:value-type="float">
            <text:p>11519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817" calcext:value-type="float">
            <text:p>28817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48782" calcext:value-type="float">
            <text:p>248782</text:p>
          </table:table-cell>
          <table:table-cell office:value-type="float" office:value="11881" calcext:value-type="float">
            <text:p>11881</text:p>
          </table:table-cell>
          <table:table-cell office:value-type="float" office:value="17765" calcext:value-type="float">
            <text:p>17765</text:p>
          </table:table-cell>
          <table:table-cell office:value-type="float" office:value="414523" calcext:value-type="float">
            <text:p>414523</text:p>
          </table:table-cell>
          <table:table-cell office:value-type="float" office:value="33337" calcext:value-type="float">
            <text:p>33337</text:p>
          </table:table-cell>
        </table:table-row>
        <table:table-row table:style-name="ro2">
          <table:table-cell office:value-type="string" calcext:value-type="string">
            <text:p>Sorted small arrays test. Test cycle repeated 10000 times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44" calcext:value-type="float">
            <text:p>644</text:p>
          </table:table-cell>
          <table:table-cell office:value-type="float" office:value="207" calcext:value-type="float">
            <text:p>207</text:p>
          </table:table-cell>
          <table:table-cell office:value-type="float" office:value="97" calcext:value-type="float">
            <text:p>97</text:p>
          </table:table-cell>
          <table:table-cell office:value-type="float" office:value="690" calcext:value-type="float">
            <text:p>690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13" calcext:value-type="float">
            <text:p>2413</text:p>
          </table:table-cell>
          <table:table-cell office:value-type="float" office:value="561" calcext:value-type="float">
            <text:p>561</text:p>
          </table:table-cell>
          <table:table-cell office:value-type="float" office:value="156" calcext:value-type="float">
            <text:p>156</text:p>
          </table:table-cell>
          <table:table-cell office:value-type="float" office:value="3341" calcext:value-type="float">
            <text:p>3341</text:p>
          </table:table-cell>
          <table:table-cell office:value-type="float" office:value="2075" calcext:value-type="float">
            <text:p>207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330" calcext:value-type="float">
            <text:p>4330</text:p>
          </table:table-cell>
          <table:table-cell office:value-type="float" office:value="961" calcext:value-type="float">
            <text:p>961</text:p>
          </table:table-cell>
          <table:table-cell office:value-type="float" office:value="232" calcext:value-type="float">
            <text:p>232</text:p>
          </table:table-cell>
          <table:table-cell office:value-type="float" office:value="7824" calcext:value-type="float">
            <text:p>7824</text:p>
          </table:table-cell>
          <table:table-cell office:value-type="float" office:value="3146" calcext:value-type="float">
            <text:p>314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470" calcext:value-type="float">
            <text:p>7470</text:p>
          </table:table-cell>
          <table:table-cell office:value-type="float" office:value="1032" calcext:value-type="float">
            <text:p>1032</text:p>
          </table:table-cell>
          <table:table-cell office:value-type="float" office:value="309" calcext:value-type="float">
            <text:p>309</text:p>
          </table:table-cell>
          <table:table-cell office:value-type="float" office:value="14795" calcext:value-type="float">
            <text:p>14795</text:p>
          </table:table-cell>
          <table:table-cell office:value-type="float" office:value="4537" calcext:value-type="float">
            <text:p>4537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1795" calcext:value-type="float">
            <text:p>11795</text:p>
          </table:table-cell>
          <table:table-cell office:value-type="float" office:value="1199" calcext:value-type="float">
            <text:p>1199</text:p>
          </table:table-cell>
          <table:table-cell office:value-type="float" office:value="313" calcext:value-type="float">
            <text:p>313</text:p>
          </table:table-cell>
          <table:table-cell office:value-type="float" office:value="24974" calcext:value-type="float">
            <text:p>24974</text:p>
          </table:table-cell>
          <table:table-cell office:value-type="float" office:value="5763" calcext:value-type="float">
            <text:p>576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6377" calcext:value-type="float">
            <text:p>16377</text:p>
          </table:table-cell>
          <table:table-cell office:value-type="float" office:value="1569" calcext:value-type="float">
            <text:p>1569</text:p>
          </table:table-cell>
          <table:table-cell office:value-type="float" office:value="371" calcext:value-type="float">
            <text:p>371</text:p>
          </table:table-cell>
          <table:table-cell office:value-type="float" office:value="36509" calcext:value-type="float">
            <text:p>36509</text:p>
          </table:table-cell>
          <table:table-cell office:value-type="float" office:value="7358" calcext:value-type="float">
            <text:p>735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8081" calcext:value-type="float">
            <text:p>28081</text:p>
          </table:table-cell>
          <table:table-cell office:value-type="float" office:value="2343" calcext:value-type="float">
            <text:p>2343</text:p>
          </table:table-cell>
          <table:table-cell office:value-type="float" office:value="524" calcext:value-type="float">
            <text:p>524</text:p>
          </table:table-cell>
          <table:table-cell office:value-type="float" office:value="64617" calcext:value-type="float">
            <text:p>64617</text:p>
          </table:table-cell>
          <table:table-cell office:value-type="float" office:value="10224" calcext:value-type="float">
            <text:p>10224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1835" calcext:value-type="float">
            <text:p>41835</text:p>
          </table:table-cell>
          <table:table-cell office:value-type="float" office:value="2686" calcext:value-type="float">
            <text:p>2686</text:p>
          </table:table-cell>
          <table:table-cell office:value-type="float" office:value="612" calcext:value-type="float">
            <text:p>612</text:p>
          </table:table-cell>
          <table:table-cell office:value-type="float" office:value="103721" calcext:value-type="float">
            <text:p>103721</text:p>
          </table:table-cell>
          <table:table-cell office:value-type="float" office:value="12111" calcext:value-type="float">
            <text:p>1211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9722" calcext:value-type="float">
            <text:p>59722</text:p>
          </table:table-cell>
          <table:table-cell office:value-type="float" office:value="3453" calcext:value-type="float">
            <text:p>3453</text:p>
          </table:table-cell>
          <table:table-cell office:value-type="float" office:value="743" calcext:value-type="float">
            <text:p>743</text:p>
          </table:table-cell>
          <table:table-cell office:value-type="float" office:value="145478" calcext:value-type="float">
            <text:p>145478</text:p>
          </table:table-cell>
          <table:table-cell office:value-type="float" office:value="14123" calcext:value-type="float">
            <text:p>14123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98091" calcext:value-type="float">
            <text:p>98091</text:p>
          </table:table-cell>
          <table:table-cell office:value-type="float" office:value="4709" calcext:value-type="float">
            <text:p>4709</text:p>
          </table:table-cell>
          <table:table-cell office:value-type="float" office:value="917" calcext:value-type="float">
            <text:p>917</text:p>
          </table:table-cell>
          <table:table-cell office:value-type="float" office:value="260150" calcext:value-type="float">
            <text:p>260150</text:p>
          </table:table-cell>
          <table:table-cell office:value-type="float" office:value="18578" calcext:value-type="float">
            <text:p>18578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50595" calcext:value-type="float">
            <text:p>150595</text:p>
          </table:table-cell>
          <table:table-cell office:value-type="float" office:value="5380" calcext:value-type="float">
            <text:p>5380</text:p>
          </table:table-cell>
          <table:table-cell office:value-type="float" office:value="1140" calcext:value-type="float">
            <text:p>1140</text:p>
          </table:table-cell>
          <table:table-cell office:value-type="float" office:value="411664" calcext:value-type="float">
            <text:p>411664</text:p>
          </table:table-cell>
          <table:table-cell office:value-type="float" office:value="23853" calcext:value-type="float">
            <text:p>23853</text:p>
          </table:table-cell>
        </table:table-row>
        <table:table-row table:style-name="ro1">
          <table:table-cell office:value-type="string" calcext:value-type="string">
            <text:p>Reversed small arrays test. Test cycle repeated 10000 times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90" calcext:value-type="float">
            <text:p>190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45" calcext:value-type="float">
            <text:p>745</text:p>
          </table:table-cell>
          <table:table-cell office:value-type="float" office:value="252" calcext:value-type="float">
            <text:p>252</text:p>
          </table:table-cell>
          <table:table-cell office:value-type="float" office:value="440" calcext:value-type="float">
            <text:p>440</text:p>
          </table:table-cell>
          <table:table-cell office:value-type="float" office:value="1050" calcext:value-type="float">
            <text:p>1050</text:p>
          </table:table-cell>
          <table:table-cell office:value-type="float" office:value="986" calcext:value-type="float">
            <text:p>9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756" calcext:value-type="float">
            <text:p>2756</text:p>
          </table:table-cell>
          <table:table-cell office:value-type="float" office:value="535" calcext:value-type="float">
            <text:p>535</text:p>
          </table:table-cell>
          <table:table-cell office:value-type="float" office:value="1674" calcext:value-type="float">
            <text:p>1674</text:p>
          </table:table-cell>
          <table:table-cell office:value-type="float" office:value="4005" calcext:value-type="float">
            <text:p>40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617" calcext:value-type="float">
            <text:p>5617</text:p>
          </table:table-cell>
          <table:table-cell office:value-type="float" office:value="768" calcext:value-type="float">
            <text:p>768</text:p>
          </table:table-cell>
          <table:table-cell office:value-type="float" office:value="3300" calcext:value-type="float">
            <text:p>3300</text:p>
          </table:table-cell>
          <table:table-cell office:value-type="float" office:value="8382" calcext:value-type="float">
            <text:p>8382</text:p>
          </table:table-cell>
          <table:table-cell office:value-type="float" office:value="3440" calcext:value-type="float">
            <text:p>344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453" calcext:value-type="float">
            <text:p>10453</text:p>
          </table:table-cell>
          <table:table-cell office:value-type="float" office:value="1159" calcext:value-type="float">
            <text:p>1159</text:p>
          </table:table-cell>
          <table:table-cell office:value-type="float" office:value="5620" calcext:value-type="float">
            <text:p>5620</text:p>
          </table:table-cell>
          <table:table-cell office:value-type="float" office:value="16305" calcext:value-type="float">
            <text:p>16305</text:p>
          </table:table-cell>
          <table:table-cell office:value-type="float" office:value="5075" calcext:value-type="float">
            <text:p>507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5055" calcext:value-type="float">
            <text:p>15055</text:p>
          </table:table-cell>
          <table:table-cell office:value-type="float" office:value="1451" calcext:value-type="float">
            <text:p>1451</text:p>
          </table:table-cell>
          <table:table-cell office:value-type="float" office:value="8603" calcext:value-type="float">
            <text:p>8603</text:p>
          </table:table-cell>
          <table:table-cell office:value-type="float" office:value="25051" calcext:value-type="float">
            <text:p>25051</text:p>
          </table:table-cell>
          <table:table-cell office:value-type="float" office:value="6134" calcext:value-type="float">
            <text:p>613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2458" calcext:value-type="float">
            <text:p>22458</text:p>
          </table:table-cell>
          <table:table-cell office:value-type="float" office:value="1825" calcext:value-type="float">
            <text:p>1825</text:p>
          </table:table-cell>
          <table:table-cell office:value-type="float" office:value="11667" calcext:value-type="float">
            <text:p>11667</text:p>
          </table:table-cell>
          <table:table-cell office:value-type="float" office:value="36802" calcext:value-type="float">
            <text:p>36802</text:p>
          </table:table-cell>
          <table:table-cell office:value-type="float" office:value="8188" calcext:value-type="float">
            <text:p>818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9363" calcext:value-type="float">
            <text:p>39363</text:p>
          </table:table-cell>
          <table:table-cell office:value-type="float" office:value="2644" calcext:value-type="float">
            <text:p>2644</text:p>
          </table:table-cell>
          <table:table-cell office:value-type="float" office:value="20105" calcext:value-type="float">
            <text:p>20105</text:p>
          </table:table-cell>
          <table:table-cell office:value-type="float" office:value="65612" calcext:value-type="float">
            <text:p>65612</text:p>
          </table:table-cell>
          <table:table-cell office:value-type="float" office:value="10445" calcext:value-type="float">
            <text:p>10445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0490" calcext:value-type="float">
            <text:p>60490</text:p>
          </table:table-cell>
          <table:table-cell office:value-type="float" office:value="2948" calcext:value-type="float">
            <text:p>2948</text:p>
          </table:table-cell>
          <table:table-cell office:value-type="float" office:value="30308" calcext:value-type="float">
            <text:p>30308</text:p>
          </table:table-cell>
          <table:table-cell office:value-type="float" office:value="102414" calcext:value-type="float">
            <text:p>102414</text:p>
          </table:table-cell>
          <table:table-cell office:value-type="float" office:value="12946" calcext:value-type="float">
            <text:p>12946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4794" calcext:value-type="float">
            <text:p>84794</text:p>
          </table:table-cell>
          <table:table-cell office:value-type="float" office:value="3816" calcext:value-type="float">
            <text:p>3816</text:p>
          </table:table-cell>
          <table:table-cell office:value-type="float" office:value="39980" calcext:value-type="float">
            <text:p>39980</text:p>
          </table:table-cell>
          <table:table-cell office:value-type="float" office:value="145016" calcext:value-type="float">
            <text:p>145016</text:p>
          </table:table-cell>
          <table:table-cell office:value-type="float" office:value="15320" calcext:value-type="float">
            <text:p>15320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49313" calcext:value-type="float">
            <text:p>149313</text:p>
          </table:table-cell>
          <table:table-cell office:value-type="float" office:value="4992" calcext:value-type="float">
            <text:p>4992</text:p>
          </table:table-cell>
          <table:table-cell office:value-type="float" office:value="68085" calcext:value-type="float">
            <text:p>68085</text:p>
          </table:table-cell>
          <table:table-cell office:value-type="float" office:value="260245" calcext:value-type="float">
            <text:p>260245</text:p>
          </table:table-cell>
          <table:table-cell office:value-type="float" office:value="20953" calcext:value-type="float">
            <text:p>20953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34923" calcext:value-type="float">
            <text:p>234923</text:p>
          </table:table-cell>
          <table:table-cell office:value-type="float" office:value="6059" calcext:value-type="float">
            <text:p>6059</text:p>
          </table:table-cell>
          <table:table-cell office:value-type="float" office:value="105319" calcext:value-type="float">
            <text:p>105319</text:p>
          </table:table-cell>
          <table:table-cell office:value-type="float" office:value="413506" calcext:value-type="float">
            <text:p>413506</text:p>
          </table:table-cell>
          <table:table-cell office:value-type="float" office:value="26131" calcext:value-type="float">
            <text:p>261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B3];[.B18];[.B33];[.B48];[.B63])" office:value-type="float" office:value="195" calcext:value-type="float">
            <text:p>195</text:p>
          </table:table-cell>
          <table:table-cell table:formula="of:=AVERAGE([.C3];[.C18];[.C33];[.C48];[.C63])" office:value-type="float" office:value="653.2" calcext:value-type="float">
            <text:p>653,2</text:p>
          </table:table-cell>
          <table:table-cell table:formula="of:=AVERAGE([.D3];[.D18];[.D33];[.D48];[.D63])" office:value-type="float" office:value="175" calcext:value-type="float">
            <text:p>175</text:p>
          </table:table-cell>
          <table:table-cell table:formula="of:=AVERAGE([.E3];[.E18];[.E33];[.E48];[.E63])" office:value-type="float" office:value="157.4" calcext:value-type="float">
            <text:p>157,4</text:p>
          </table:table-cell>
          <table:table-cell table:formula="of:=AVERAGE([.F3];[.F18];[.F33];[.F48];[.F63])" office:value-type="float" office:value="778.4" calcext:value-type="float">
            <text:p>778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4];[.B19];[.B34];[.B49];[.B64])" office:value-type="float" office:value="194.8" calcext:value-type="float">
            <text:p>194,8</text:p>
          </table:table-cell>
          <table:table-cell table:formula="of:=AVERAGE([.C4];[.C19];[.C34];[.C49];[.C64])" office:value-type="float" office:value="213.4" calcext:value-type="float">
            <text:p>213,4</text:p>
          </table:table-cell>
          <table:table-cell table:formula="of:=AVERAGE([.D4];[.D19];[.D34];[.D49];[.D64])" office:value-type="float" office:value="121.8" calcext:value-type="float">
            <text:p>121,8</text:p>
          </table:table-cell>
          <table:table-cell table:formula="of:=AVERAGE([.E4];[.E19];[.E34];[.E49];[.E64])" office:value-type="float" office:value="213" calcext:value-type="float">
            <text:p>213</text:p>
          </table:table-cell>
          <table:table-cell table:formula="of:=AVERAGE([.F4];[.F19];[.F34];[.F49];[.F64])" office:value-type="float" office:value="516.6" calcext:value-type="float">
            <text:p>516,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AVERAGE([.B5];[.B20];[.B35];[.B50];[.B65])" office:value-type="float" office:value="1008.8" calcext:value-type="float">
            <text:p>1008,8</text:p>
          </table:table-cell>
          <table:table-cell table:formula="of:=AVERAGE([.C5];[.C20];[.C35];[.C50];[.C65])" office:value-type="float" office:value="512.8" calcext:value-type="float">
            <text:p>512,8</text:p>
          </table:table-cell>
          <table:table-cell table:formula="of:=AVERAGE([.D5];[.D20];[.D35];[.D50];[.D65])" office:value-type="float" office:value="346" calcext:value-type="float">
            <text:p>346</text:p>
          </table:table-cell>
          <table:table-cell table:formula="of:=AVERAGE([.E5];[.E20];[.E35];[.E50];[.E65])" office:value-type="float" office:value="951" calcext:value-type="float">
            <text:p>951</text:p>
          </table:table-cell>
          <table:table-cell table:formula="of:=AVERAGE([.F5];[.F20];[.F35];[.F50];[.F65])" office:value-type="float" office:value="1266.4" calcext:value-type="float">
            <text:p>1266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VERAGE([.B6];[.B21];[.B36];[.B51];[.B66])" office:value-type="float" office:value="3791.4" calcext:value-type="float">
            <text:p>3791,4</text:p>
          </table:table-cell>
          <table:table-cell table:formula="of:=AVERAGE([.C6];[.C21];[.C36];[.C51];[.C66])" office:value-type="float" office:value="1356.2" calcext:value-type="float">
            <text:p>1356,2</text:p>
          </table:table-cell>
          <table:table-cell table:formula="of:=AVERAGE([.D6];[.D21];[.D36];[.D51];[.D66])" office:value-type="float" office:value="996.2" calcext:value-type="float">
            <text:p>996,2</text:p>
          </table:table-cell>
          <table:table-cell table:formula="of:=AVERAGE([.E6];[.E21];[.E36];[.E51];[.E66])" office:value-type="float" office:value="3899" calcext:value-type="float">
            <text:p>3899</text:p>
          </table:table-cell>
          <table:table-cell table:formula="of:=AVERAGE([.F6];[.F21];[.F36];[.F51];[.F66])" office:value-type="float" office:value="2988.2" calcext:value-type="float">
            <text:p>2988,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AVERAGE([.B7];[.B22];[.B37];[.B52];[.B67])" office:value-type="float" office:value="7591.8" calcext:value-type="float">
            <text:p>7591,8</text:p>
          </table:table-cell>
          <table:table-cell table:formula="of:=AVERAGE([.C7];[.C22];[.C37];[.C52];[.C67])" office:value-type="float" office:value="1823.8" calcext:value-type="float">
            <text:p>1823,8</text:p>
          </table:table-cell>
          <table:table-cell table:formula="of:=AVERAGE([.D7];[.D22];[.D37];[.D52];[.D67])" office:value-type="float" office:value="1730.4" calcext:value-type="float">
            <text:p>1730,4</text:p>
          </table:table-cell>
          <table:table-cell table:formula="of:=AVERAGE([.E7];[.E22];[.E37];[.E52];[.E67])" office:value-type="float" office:value="9023.8" calcext:value-type="float">
            <text:p>9023,8</text:p>
          </table:table-cell>
          <table:table-cell table:formula="of:=AVERAGE([.F7];[.F22];[.F37];[.F52];[.F67])"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.B8];[.B23];[.B38];[.B53];[.B68])" office:value-type="float" office:value="13324.2" calcext:value-type="float">
            <text:p>13324,2</text:p>
          </table:table-cell>
          <table:table-cell table:formula="of:=AVERAGE([.C8];[.C23];[.C38];[.C53];[.C68])" office:value-type="float" office:value="2580.8" calcext:value-type="float">
            <text:p>2580,8</text:p>
          </table:table-cell>
          <table:table-cell table:formula="of:=AVERAGE([.D8];[.D23];[.D38];[.D53];[.D68])" office:value-type="float" office:value="2838.4" calcext:value-type="float">
            <text:p>2838,4</text:p>
          </table:table-cell>
          <table:table-cell table:formula="of:=AVERAGE([.E8];[.E23];[.E38];[.E53];[.E68])" office:value-type="float" office:value="16409" calcext:value-type="float">
            <text:p>16409</text:p>
          </table:table-cell>
          <table:table-cell table:formula="of:=AVERAGE([.F8];[.F23];[.F38];[.F53];[.F68])" office:value-type="float" office:value="6701.8" calcext:value-type="float">
            <text:p>6701,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AVERAGE([.B9];[.B24];[.B39];[.B54];[.B69])" office:value-type="float" office:value="20072.4" calcext:value-type="float">
            <text:p>20072,4</text:p>
          </table:table-cell>
          <table:table-cell table:formula="of:=AVERAGE([.C9];[.C24];[.C39];[.C54];[.C69])" office:value-type="float" office:value="3416.6" calcext:value-type="float">
            <text:p>3416,6</text:p>
          </table:table-cell>
          <table:table-cell table:formula="of:=AVERAGE([.D9];[.D24];[.D39];[.D54];[.D69])" office:value-type="float" office:value="4178.4" calcext:value-type="float">
            <text:p>4178,4</text:p>
          </table:table-cell>
          <table:table-cell table:formula="of:=AVERAGE([.E9];[.E24];[.E39];[.E54];[.E69])" office:value-type="float" office:value="25858" calcext:value-type="float">
            <text:p>25858</text:p>
          </table:table-cell>
          <table:table-cell table:formula="of:=AVERAGE([.F9];[.F24];[.F39];[.F54];[.F69])" office:value-type="float" office:value="8208.6" calcext:value-type="float">
            <text:p>8208,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AVERAGE([.B10];[.B25];[.B40];[.B55];[.B70])" office:value-type="float" office:value="28330" calcext:value-type="float">
            <text:p>28330</text:p>
          </table:table-cell>
          <table:table-cell table:formula="of:=AVERAGE([.C10];[.C25];[.C40];[.C55];[.C70])" office:value-type="float" office:value="4068.6" calcext:value-type="float">
            <text:p>4068,6</text:p>
          </table:table-cell>
          <table:table-cell table:formula="of:=AVERAGE([.D10];[.D25];[.D40];[.D55];[.D70])" office:value-type="float" office:value="5669.6" calcext:value-type="float">
            <text:p>5669,6</text:p>
          </table:table-cell>
          <table:table-cell table:formula="of:=AVERAGE([.E10];[.E25];[.E40];[.E55];[.E70])" office:value-type="float" office:value="37038.4" calcext:value-type="float">
            <text:p>37038,4</text:p>
          </table:table-cell>
          <table:table-cell table:formula="of:=AVERAGE([.F10];[.F25];[.F40];[.F55];[.F70])" office:value-type="float" office:value="10189.8" calcext:value-type="float">
            <text:p>10189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AVERAGE([.B11];[.B26];[.B41];[.B56];[.B71])" office:value-type="float" office:value="47554.4" calcext:value-type="float">
            <text:p>47554,4</text:p>
          </table:table-cell>
          <table:table-cell table:formula="of:=AVERAGE([.C11];[.C26];[.C41];[.C56];[.C71])" office:value-type="float" office:value="5659.8" calcext:value-type="float">
            <text:p>5659,8</text:p>
          </table:table-cell>
          <table:table-cell table:formula="of:=AVERAGE([.D11];[.D26];[.D41];[.D56];[.D71])" office:value-type="float" office:value="9405" calcext:value-type="float">
            <text:p>9405</text:p>
          </table:table-cell>
          <table:table-cell table:formula="of:=AVERAGE([.E11];[.E26];[.E41];[.E56];[.E71])" office:value-type="float" office:value="65906.8" calcext:value-type="float">
            <text:p>65906,8</text:p>
          </table:table-cell>
          <table:table-cell table:formula="of:=AVERAGE([.F11];[.F26];[.F41];[.F56];[.F71])" office:value-type="float" office:value="13826.8" calcext:value-type="float">
            <text:p>13826,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AVERAGE([.B12];[.B27];[.B42];[.B57];[.B72])" office:value-type="float" office:value="70959" calcext:value-type="float">
            <text:p>70959</text:p>
          </table:table-cell>
          <table:table-cell table:formula="of:=AVERAGE([.C12];[.C27];[.C42];[.C57];[.C72])" office:value-type="float" office:value="6832.6" calcext:value-type="float">
            <text:p>6832,6</text:p>
          </table:table-cell>
          <table:table-cell table:formula="of:=AVERAGE([.D12];[.D27];[.D42];[.D57];[.D72])" office:value-type="float" office:value="13423.2" calcext:value-type="float">
            <text:p>13423,2</text:p>
          </table:table-cell>
          <table:table-cell table:formula="of:=AVERAGE([.E12];[.E27];[.E42];[.E57];[.E72])" office:value-type="float" office:value="102367" calcext:value-type="float">
            <text:p>102367</text:p>
          </table:table-cell>
          <table:table-cell table:formula="of:=AVERAGE([.F12];[.F27];[.F42];[.F57];[.F72])" office:value-type="float" office:value="16654" calcext:value-type="float">
            <text:p>166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AVERAGE([.B13];[.B28];[.B43];[.B58];[.B73])" office:value-type="float" office:value="99451.4" calcext:value-type="float">
            <text:p>99451,4</text:p>
          </table:table-cell>
          <table:table-cell table:formula="of:=AVERAGE([.C13];[.C28];[.C43];[.C58];[.C73])" office:value-type="float" office:value="8255.2" calcext:value-type="float">
            <text:p>8255,2</text:p>
          </table:table-cell>
          <table:table-cell table:formula="of:=AVERAGE([.D13];[.D28];[.D43];[.D58];[.D73])" office:value-type="float" office:value="17956.4" calcext:value-type="float">
            <text:p>17956,4</text:p>
          </table:table-cell>
          <table:table-cell table:formula="of:=AVERAGE([.E13];[.E28];[.E43];[.E58];[.E73])" office:value-type="float" office:value="145724.2" calcext:value-type="float">
            <text:p>145724,2</text:p>
          </table:table-cell>
          <table:table-cell table:formula="of:=AVERAGE([.F13];[.F28];[.F43];[.F58];[.F73])" office:value-type="float" office:value="20154.8" calcext:value-type="float">
            <text:p>20154,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AVERAGE([.B14];[.B29];[.B44];[.B59];[.B74])" office:value-type="float" office:value="171251" calcext:value-type="float">
            <text:p>171251</text:p>
          </table:table-cell>
          <table:table-cell table:formula="of:=AVERAGE([.C14];[.C29];[.C44];[.C59];[.C74])" office:value-type="float" office:value="11396" calcext:value-type="float">
            <text:p>11396</text:p>
          </table:table-cell>
          <table:table-cell table:formula="of:=AVERAGE([.D14];[.D29];[.D44];[.D59];[.D74])" office:value-type="float" office:value="29896.6" calcext:value-type="float">
            <text:p>29896,6</text:p>
          </table:table-cell>
          <table:table-cell table:formula="of:=AVERAGE([.E14];[.E29];[.E44];[.E59];[.E74])" office:value-type="float" office:value="262526.2" calcext:value-type="float">
            <text:p>262526,2</text:p>
          </table:table-cell>
          <table:table-cell table:formula="of:=AVERAGE([.F14];[.F29];[.F44];[.F59];[.F74])" office:value-type="float" office:value="28154.6" calcext:value-type="float">
            <text:p>28154,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AVERAGE([.B15];[.B30];[.B45];[.B60];[.B75])" office:value-type="float" office:value="267607.4" calcext:value-type="float">
            <text:p>267607,4</text:p>
          </table:table-cell>
          <table:table-cell table:formula="of:=AVERAGE([.C15];[.C30];[.C45];[.C60];[.C75])" office:value-type="float" office:value="14451.6" calcext:value-type="float">
            <text:p>14451,6</text:p>
          </table:table-cell>
          <table:table-cell table:formula="of:=AVERAGE([.D15];[.D30];[.D45];[.D60];[.D75])" office:value-type="float" office:value="45415.4" calcext:value-type="float">
            <text:p>45415,4</text:p>
          </table:table-cell>
          <table:table-cell table:formula="of:=AVERAGE([.E15];[.E30];[.E45];[.E60];[.E75])" office:value-type="float" office:value="413537" calcext:value-type="float">
            <text:p>413537</text:p>
          </table:table-cell>
          <table:table-cell table:formula="of:=AVERAGE([.F15];[.F30];[.F45];[.F60];[.F75])" office:value-type="float" office:value="35209.8" calcext:value-type="float">
            <text:p>35209,8</text:p>
          </table:table-cell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Random big arrays test. Test cycle repeated 1000 time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0478" calcext:value-type="float">
            <text:p>350478</text:p>
          </table:table-cell>
          <table:table-cell office:value-type="float" office:value="51383" calcext:value-type="float">
            <text:p>51383</text:p>
          </table:table-cell>
          <table:table-cell office:value-type="float" office:value="63405" calcext:value-type="float">
            <text:p>63405</text:p>
          </table:table-cell>
          <table:table-cell office:value-type="float" office:value="162443" calcext:value-type="float">
            <text:p>162443</text:p>
          </table:table-cell>
          <table:table-cell office:value-type="float" office:value="97538" calcext:value-type="float">
            <text:p>9753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80041" calcext:value-type="float">
            <text:p>680041</text:p>
          </table:table-cell>
          <table:table-cell office:value-type="float" office:value="50073" calcext:value-type="float">
            <text:p>50073</text:p>
          </table:table-cell>
          <table:table-cell office:value-type="float" office:value="119671" calcext:value-type="float">
            <text:p>119671</text:p>
          </table:table-cell>
          <table:table-cell office:value-type="float" office:value="318723" calcext:value-type="float">
            <text:p>318723</text:p>
          </table:table-cell>
          <table:table-cell office:value-type="float" office:value="107526" calcext:value-type="float">
            <text:p>1075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9224" calcext:value-type="float">
            <text:p>1109224</text:p>
          </table:table-cell>
          <table:table-cell office:value-type="float" office:value="69084" calcext:value-type="float">
            <text:p>69084</text:p>
          </table:table-cell>
          <table:table-cell office:value-type="float" office:value="203277" calcext:value-type="float">
            <text:p>203277</text:p>
          </table:table-cell>
          <table:table-cell office:value-type="float" office:value="563519" calcext:value-type="float">
            <text:p>563519</text:p>
          </table:table-cell>
          <table:table-cell office:value-type="float" office:value="136749" calcext:value-type="float">
            <text:p>13674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661609" calcext:value-type="float">
            <text:p>1661609</text:p>
          </table:table-cell>
          <table:table-cell office:value-type="float" office:value="84038" calcext:value-type="float">
            <text:p>84038</text:p>
          </table:table-cell>
          <table:table-cell office:value-type="float" office:value="296544" calcext:value-type="float">
            <text:p>296544</text:p>
          </table:table-cell>
          <table:table-cell office:value-type="float" office:value="820960" calcext:value-type="float">
            <text:p>820960</text:p>
          </table:table-cell>
          <table:table-cell office:value-type="float" office:value="136028" calcext:value-type="float">
            <text:p>13602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91083" calcext:value-type="float">
            <text:p>2291083</text:p>
          </table:table-cell>
          <table:table-cell office:value-type="float" office:value="105507" calcext:value-type="float">
            <text:p>105507</text:p>
          </table:table-cell>
          <table:table-cell office:value-type="float" office:value="423346" calcext:value-type="float">
            <text:p>423346</text:p>
          </table:table-cell>
          <table:table-cell office:value-type="float" office:value="1152614" calcext:value-type="float">
            <text:p>1152614</text:p>
          </table:table-cell>
          <table:table-cell office:value-type="float" office:value="162695" calcext:value-type="float">
            <text:p>1626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83727" calcext:value-type="float">
            <text:p>4083727</text:p>
          </table:table-cell>
          <table:table-cell office:value-type="float" office:value="144936" calcext:value-type="float">
            <text:p>144936</text:p>
          </table:table-cell>
          <table:table-cell office:value-type="float" office:value="744149" calcext:value-type="float">
            <text:p>744149</text:p>
          </table:table-cell>
          <table:table-cell office:value-type="float" office:value="2020130" calcext:value-type="float">
            <text:p>2020130</text:p>
          </table:table-cell>
          <table:table-cell office:value-type="float" office:value="231141" calcext:value-type="float">
            <text:p>23114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780383" calcext:value-type="float">
            <text:p>9780383</text:p>
          </table:table-cell>
          <table:table-cell office:value-type="float" office:value="229511" calcext:value-type="float">
            <text:p>229511</text:p>
          </table:table-cell>
          <table:table-cell office:value-type="float" office:value="1669354" calcext:value-type="float">
            <text:p>1669354</text:p>
          </table:table-cell>
          <table:table-cell office:value-type="float" office:value="4422099" calcext:value-type="float">
            <text:p>4422099</text:p>
          </table:table-cell>
          <table:table-cell office:value-type="float" office:value="366916" calcext:value-type="float">
            <text:p>3669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429879" calcext:value-type="float">
            <text:p>30429879</text:p>
          </table:table-cell>
          <table:table-cell office:value-type="float" office:value="382272" calcext:value-type="float">
            <text:p>382272</text:p>
          </table:table-cell>
          <table:table-cell office:value-type="float" office:value="4553939" calcext:value-type="float">
            <text:p>4553939</text:p>
          </table:table-cell>
          <table:table-cell office:value-type="float" office:value="12044180" calcext:value-type="float">
            <text:p>12044180</text:p>
          </table:table-cell>
          <table:table-cell office:value-type="float" office:value="637441" calcext:value-type="float">
            <text:p>63744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4601072" calcext:value-type="float">
            <text:p>74601072</text:p>
          </table:table-cell>
          <table:table-cell office:value-type="float" office:value="632502" calcext:value-type="float">
            <text:p>632502</text:p>
          </table:table-cell>
          <table:table-cell office:value-type="float" office:value="11021023" calcext:value-type="float">
            <text:p>11021023</text:p>
          </table:table-cell>
          <table:table-cell office:value-type="float" office:value="28527019" calcext:value-type="float">
            <text:p>28527019</text:p>
          </table:table-cell>
          <table:table-cell office:value-type="float" office:value="1063202" calcext:value-type="float">
            <text:p>10632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2409778" calcext:value-type="float">
            <text:p>142409778</text:p>
          </table:table-cell>
          <table:table-cell office:value-type="float" office:value="822797" calcext:value-type="float">
            <text:p>822797</text:p>
          </table:table-cell>
          <table:table-cell office:value-type="float" office:value="18180656" calcext:value-type="float">
            <text:p>18180656</text:p>
          </table:table-cell>
          <table:table-cell office:value-type="float" office:value="49912364" calcext:value-type="float">
            <text:p>49912364</text:p>
          </table:table-cell>
          <table:table-cell office:value-type="float" office:value="1349226" calcext:value-type="float">
            <text:p>1349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.00.0000</text:date>, <text:time style:data-style-name="N2" text:time-value="11:06:36.5023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3:04:15.094785000</meta:creation-date>
    <dc:date>2014-08-26T15:59:13.134425000</dc:date>
    <meta:editing-duration>P1DT12H45M45S</meta:editing-duration>
    <meta:editing-cycles>6</meta:editing-cycles>
    <meta:generator>LibreOffice/4.3.0.4$MacOSX_X86_64 LibreOffice_project/62ad5818884a2fc2e5780dd45466868d41009ec0</meta:generator>
    <meta:document-statistic meta:table-count="1" meta:cell-count="57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6.774cm" xlink:href=".." xlink:type="simple" chart:class="chart:line" chart:style-name="ch1">
        <chart:legend chart:legend-position="end" svg:x="12.518cm" svg:y="2.184cm" style:legend-expansion="high" chart:style-name="ch2"/>
        <chart:plot-area chart:style-name="ch3" table:cell-range-address="Sheet1.A2:Sheet1.F15" chart:data-source-has-labels="both" svg:x="0.77cm" svg:y="0.675cm" svg:width="11.108cm" svg:height="5.544cm">
          <chartooo:coordinate-region svg:x="2.001cm" svg:y="0.675cm" svg:width="9.585cm" svg:height="4.934cm"/>
          <chart:axis chart:dimension="x" chart:name="primary-x" chart:style-name="ch4" chartooo:axis-type="auto">
            <chartooo:date-scale/>
            <chart:categories table:cell-range-address="Sheet1.A3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5" chart:label-cell-address="Sheet1.B2:Sheet1.B2" chart:class="chart:line">
            <chart:data-point chart:repeated="13"/>
          </chart:series>
          <chart:series chart:style-name="ch8" chart:values-cell-range-address="Sheet1.C3:Sheet1.C15" chart:label-cell-address="Sheet1.C2:Sheet1.C2" chart:class="chart:line">
            <chart:data-point chart:repeated="13"/>
          </chart:series>
          <chart:series chart:style-name="ch9" chart:values-cell-range-address="Sheet1.D3:Sheet1.D15" chart:label-cell-address="Sheet1.D2:Sheet1.D2" chart:class="chart:line">
            <chart:data-point chart:repeated="13"/>
          </chart:series>
          <chart:series chart:style-name="ch10" chart:values-cell-range-address="Sheet1.E3:Sheet1.E15" chart:label-cell-address="Sheet1.E2:Sheet1.E2" chart:class="chart:line">
            <chart:data-point chart:repeated="13"/>
          </chart:series>
          <chart:series chart:style-name="ch11" chart:values-cell-range-address="Sheet1.F3:Sheet1.F15" chart:label-cell-address="Sheet1.F2:Sheet1.F2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C2:Sheet1.C2</svg:desc>
                </draw:g>
              </table:table-cell>
              <table:table-cell office:value-type="string">
                <text:p>Insertion sort</text:p>
                <draw:g>
                  <svg:desc>Sheet1.D2:Sheet1.D2</svg:desc>
                </draw:g>
              </table:table-cell>
              <table:table-cell office:value-type="string">
                <text:p>Selection sort</text:p>
                <draw:g>
                  <svg:desc>Sheet1.E2:Sheet1.E2</svg:desc>
                </draw:g>
              </table:table-cell>
              <table:table-cell office:value-type="string">
                <text:p>Merge sort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15</svg:desc>
                </draw:g>
              </table:table-cell>
              <table:table-cell office:value-type="float" office:value="459">
                <text:p>459</text:p>
                <draw:g>
                  <svg:desc>Sheet1.B3:Sheet1.B15</svg:desc>
                </draw:g>
              </table:table-cell>
              <table:table-cell office:value-type="float" office:value="2767">
                <text:p>2767</text:p>
                <draw:g>
                  <svg:desc>Sheet1.C3:Sheet1.C15</svg:desc>
                </draw:g>
              </table:table-cell>
              <table:table-cell office:value-type="float" office:value="477">
                <text:p>477</text:p>
                <draw:g>
                  <svg:desc>Sheet1.D3:Sheet1.D15</svg:desc>
                </draw:g>
              </table:table-cell>
              <table:table-cell office:value-type="float" office:value="400">
                <text:p>400</text:p>
                <draw:g>
                  <svg:desc>Sheet1.E3:Sheet1.E15</svg:desc>
                </draw:g>
              </table:table-cell>
              <table:table-cell office:value-type="float" office:value="2928">
                <text:p>2928</text:p>
                <draw:g>
                  <svg:desc>Sheet1.F3:Sheet1.F1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7">
                <text:p>287</text:p>
              </table:table-cell>
              <table:table-cell office:value-type="float" office:value="460">
                <text:p>460</text:p>
              </table:table-cell>
              <table:table-cell office:value-type="float" office:value="198">
                <text:p>198</text:p>
              </table:table-cell>
              <table:table-cell office:value-type="float" office:value="218">
                <text:p>218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484">
                <text:p>1484</text:p>
              </table:table-cell>
              <table:table-cell office:value-type="float" office:value="1040">
                <text:p>1040</text:p>
              </table:table-cell>
              <table:table-cell office:value-type="float" office:value="586">
                <text:p>586</text:p>
              </table:table-cell>
              <table:table-cell office:value-type="float" office:value="1081">
                <text:p>1081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15">
                <text:p>5515</text:p>
              </table:table-cell>
              <table:table-cell office:value-type="float" office:value="3053">
                <text:p>3053</text:p>
              </table:table-cell>
              <table:table-cell office:value-type="float" office:value="1543">
                <text:p>1543</text:p>
              </table:table-cell>
              <table:table-cell office:value-type="float" office:value="4482">
                <text:p>4482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706">
                <text:p>11706</text:p>
              </table:table-cell>
              <table:table-cell office:value-type="float" office:value="3826">
                <text:p>3826</text:p>
              </table:table-cell>
              <table:table-cell office:value-type="float" office:value="2221">
                <text:p>2221</text:p>
              </table:table-cell>
              <table:table-cell office:value-type="float" office:value="9806">
                <text:p>9806</text:p>
              </table:table-cell>
              <table:table-cell office:value-type="float" office:value="7678">
                <text:p>76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959">
                <text:p>19959</text:p>
              </table:table-cell>
              <table:table-cell office:value-type="float" office:value="5625">
                <text:p>5625</text:p>
              </table:table-cell>
              <table:table-cell office:value-type="float" office:value="3795">
                <text:p>3795</text:p>
              </table:table-cell>
              <table:table-cell office:value-type="float" office:value="17605">
                <text:p>17605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9749">
                <text:p>29749</text:p>
              </table:table-cell>
              <table:table-cell office:value-type="float" office:value="7295">
                <text:p>7295</text:p>
              </table:table-cell>
              <table:table-cell office:value-type="float" office:value="5433">
                <text:p>5433</text:p>
              </table:table-cell>
              <table:table-cell office:value-type="float" office:value="27049">
                <text:p>27049</text:p>
              </table:table-cell>
              <table:table-cell office:value-type="float" office:value="11125">
                <text:p>111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1384">
                <text:p>41384</text:p>
              </table:table-cell>
              <table:table-cell office:value-type="float" office:value="8767">
                <text:p>8767</text:p>
              </table:table-cell>
              <table:table-cell office:value-type="float" office:value="7264">
                <text:p>7264</text:p>
              </table:table-cell>
              <table:table-cell office:value-type="float" office:value="37979">
                <text:p>37979</text:p>
              </table:table-cell>
              <table:table-cell office:value-type="float" office:value="13951">
                <text:p>139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8111">
                <text:p>68111</text:p>
              </table:table-cell>
              <table:table-cell office:value-type="float" office:value="11846">
                <text:p>11846</text:p>
              </table:table-cell>
              <table:table-cell office:value-type="float" office:value="11948">
                <text:p>11948</text:p>
              </table:table-cell>
              <table:table-cell office:value-type="float" office:value="66812">
                <text:p>66812</text:p>
              </table:table-cell>
              <table:table-cell office:value-type="float" office:value="18908">
                <text:p>1890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8737">
                <text:p>98737</text:p>
              </table:table-cell>
              <table:table-cell office:value-type="float" office:value="14354">
                <text:p>14354</text:p>
              </table:table-cell>
              <table:table-cell office:value-type="float" office:value="16238">
                <text:p>16238</text:p>
              </table:table-cell>
              <table:table-cell office:value-type="float" office:value="102797">
                <text:p>102797</text:p>
              </table:table-cell>
              <table:table-cell office:value-type="float" office:value="23096">
                <text:p>2309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1241">
                <text:p>141241</text:p>
              </table:table-cell>
              <table:table-cell office:value-type="float" office:value="18020">
                <text:p>18020</text:p>
              </table:table-cell>
              <table:table-cell office:value-type="float" office:value="22800">
                <text:p>22800</text:p>
              </table:table-cell>
              <table:table-cell office:value-type="float" office:value="147580">
                <text:p>147580</text:p>
              </table:table-cell>
              <table:table-cell office:value-type="float" office:value="28331">
                <text:p>2833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41545">
                <text:p>241545</text:p>
              </table:table-cell>
              <table:table-cell office:value-type="float" office:value="24510">
                <text:p>24510</text:p>
              </table:table-cell>
              <table:table-cell office:value-type="float" office:value="36745">
                <text:p>36745</text:p>
              </table:table-cell>
              <table:table-cell office:value-type="float" office:value="265653">
                <text:p>265653</text:p>
              </table:table-cell>
              <table:table-cell office:value-type="float" office:value="40899">
                <text:p>408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76872">
                <text:p>376872</text:p>
              </table:table-cell>
              <table:table-cell office:value-type="float" office:value="32047">
                <text:p>32047</text:p>
              </table:table-cell>
              <table:table-cell office:value-type="float" office:value="55979">
                <text:p>55979</text:p>
              </table:table-cell>
              <table:table-cell office:value-type="float" office:value="415215">
                <text:p>415215</text:p>
              </table:table-cell>
              <table:table-cell office:value-type="float" office:value="52822">
                <text:p>52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6.262cm" xlink:href=".." xlink:type="simple" chart:class="chart:line" chart:style-name="ch1">
        <chart:legend chart:legend-position="end" svg:x="12.518cm" svg:y="1.928cm" style:legend-expansion="high" chart:style-name="ch2"/>
        <chart:plot-area chart:style-name="ch3" table:cell-range-address="Sheet1.A17:Sheet1.F30" chart:data-source-has-labels="both" svg:x="0.77cm" svg:y="0.635cm" svg:width="11.108cm" svg:height="5.082cm">
          <chartooo:coordinate-region svg:x="2.001cm" svg:y="0.635cm" svg:width="9.585cm" svg:height="4.472cm"/>
          <chart:axis chart:dimension="x" chart:name="primary-x" chart:style-name="ch4" chartooo:axis-type="auto">
            <chartooo:date-scale/>
            <chart:categories table:cell-range-address="Sheet1.A18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8:Sheet1.B30" chart:label-cell-address="Sheet1.B17:Sheet1.B17" chart:class="chart:line">
            <chart:data-point chart:repeated="13"/>
          </chart:series>
          <chart:series chart:style-name="ch8" chart:values-cell-range-address="Sheet1.C18:Sheet1.C30" chart:label-cell-address="Sheet1.C17:Sheet1.C17" chart:class="chart:line">
            <chart:data-point chart:repeated="13"/>
          </chart:series>
          <chart:series chart:style-name="ch9" chart:values-cell-range-address="Sheet1.D18:Sheet1.D30" chart:label-cell-address="Sheet1.D17:Sheet1.D17" chart:class="chart:line">
            <chart:data-point chart:repeated="13"/>
          </chart:series>
          <chart:series chart:style-name="ch10" chart:values-cell-range-address="Sheet1.E18:Sheet1.E30" chart:label-cell-address="Sheet1.E17:Sheet1.E17" chart:class="chart:line">
            <chart:data-point chart:repeated="13"/>
          </chart:series>
          <chart:series chart:style-name="ch11" chart:values-cell-range-address="Sheet1.F18:Sheet1.F30" chart:label-cell-address="Sheet1.F17:Sheet1.F17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7:Sheet1.B17</svg:desc>
                </draw:g>
              </table:table-cell>
              <table:table-cell office:value-type="string">
                <text:p>Quicksort</text:p>
                <draw:g>
                  <svg:desc>Sheet1.C17:Sheet1.C17</svg:desc>
                </draw:g>
              </table:table-cell>
              <table:table-cell office:value-type="string">
                <text:p>Insertion sort</text:p>
                <draw:g>
                  <svg:desc>Sheet1.D17:Sheet1.D17</svg:desc>
                </draw:g>
              </table:table-cell>
              <table:table-cell office:value-type="string">
                <text:p>Selection sort</text:p>
                <draw:g>
                  <svg:desc>Sheet1.E17:Sheet1.E17</svg:desc>
                </draw:g>
              </table:table-cell>
              <table:table-cell office:value-type="string">
                <text:p>Merge sort</text:p>
                <draw:g>
                  <svg:desc>Sheet1.F17:Sheet1.F1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18:Sheet1.A30</svg:desc>
                </draw:g>
              </table:table-cell>
              <table:table-cell office:value-type="float" office:value="190">
                <text:p>190</text:p>
                <draw:g>
                  <svg:desc>Sheet1.B18:Sheet1.B30</svg:desc>
                </draw:g>
              </table:table-cell>
              <table:table-cell office:value-type="float" office:value="178">
                <text:p>178</text:p>
                <draw:g>
                  <svg:desc>Sheet1.C18:Sheet1.C30</svg:desc>
                </draw:g>
              </table:table-cell>
              <table:table-cell office:value-type="float" office:value="159">
                <text:p>159</text:p>
                <draw:g>
                  <svg:desc>Sheet1.D18:Sheet1.D30</svg:desc>
                </draw:g>
              </table:table-cell>
              <table:table-cell office:value-type="float" office:value="103">
                <text:p>103</text:p>
                <draw:g>
                  <svg:desc>Sheet1.E18:Sheet1.E30</svg:desc>
                </draw:g>
              </table:table-cell>
              <table:table-cell office:value-type="float" office:value="202">
                <text:p>202</text:p>
                <draw:g>
                  <svg:desc>Sheet1.F18:Sheet1.F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5">
                <text:p>265</text:p>
              </table:table-cell>
              <table:table-cell office:value-type="float" office:value="252">
                <text:p>252</text:p>
              </table:table-cell>
              <table:table-cell office:value-type="float" office:value="147">
                <text:p>147</text:p>
              </table:table-cell>
              <table:table-cell office:value-type="float" office:value="317">
                <text:p>31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353">
                <text:p>1353</text:p>
              </table:table-cell>
              <table:table-cell office:value-type="float" office:value="756">
                <text:p>756</text:p>
              </table:table-cell>
              <table:table-cell office:value-type="float" office:value="415">
                <text:p>415</text:p>
              </table:table-cell>
              <table:table-cell office:value-type="float" office:value="1045">
                <text:p>1045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124">
                <text:p>5124</text:p>
              </table:table-cell>
              <table:table-cell office:value-type="float" office:value="1797">
                <text:p>1797</text:p>
              </table:table-cell>
              <table:table-cell office:value-type="float" office:value="1122">
                <text:p>1122</text:p>
              </table:table-cell>
              <table:table-cell office:value-type="float" office:value="4094">
                <text:p>4094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059">
                <text:p>10059</text:p>
              </table:table-cell>
              <table:table-cell office:value-type="float" office:value="2383">
                <text:p>2383</text:p>
              </table:table-cell>
              <table:table-cell office:value-type="float" office:value="2096">
                <text:p>2096</text:p>
              </table:table-cell>
              <table:table-cell office:value-type="float" office:value="9951">
                <text:p>9951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269">
                <text:p>17269</text:p>
              </table:table-cell>
              <table:table-cell office:value-type="float" office:value="3242">
                <text:p>3242</text:p>
              </table:table-cell>
              <table:table-cell office:value-type="float" office:value="3187">
                <text:p>3187</text:p>
              </table:table-cell>
              <table:table-cell office:value-type="float" office:value="17434">
                <text:p>17434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6212">
                <text:p>26212</text:p>
              </table:table-cell>
              <table:table-cell office:value-type="float" office:value="4600">
                <text:p>4600</text:p>
              </table:table-cell>
              <table:table-cell office:value-type="float" office:value="4740">
                <text:p>4740</text:p>
              </table:table-cell>
              <table:table-cell office:value-type="float" office:value="26999">
                <text:p>26999</text:p>
              </table:table-cell>
              <table:table-cell office:value-type="float" office:value="9741">
                <text:p>97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6447">
                <text:p>36447</text:p>
              </table:table-cell>
              <table:table-cell office:value-type="float" office:value="5119">
                <text:p>5119</text:p>
              </table:table-cell>
              <table:table-cell office:value-type="float" office:value="6239">
                <text:p>6239</text:p>
              </table:table-cell>
              <table:table-cell office:value-type="float" office:value="37870">
                <text:p>37870</text:p>
              </table:table-cell>
              <table:table-cell office:value-type="float" office:value="11798">
                <text:p>117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9231">
                <text:p>59231</text:p>
              </table:table-cell>
              <table:table-cell office:value-type="float" office:value="6927">
                <text:p>6927</text:p>
              </table:table-cell>
              <table:table-cell office:value-type="float" office:value="10217">
                <text:p>10217</text:p>
              </table:table-cell>
              <table:table-cell office:value-type="float" office:value="67207">
                <text:p>67207</text:p>
              </table:table-cell>
              <table:table-cell office:value-type="float" office:value="16298">
                <text:p>162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8162">
                <text:p>88162</text:p>
              </table:table-cell>
              <table:table-cell office:value-type="float" office:value="8221">
                <text:p>8221</text:p>
              </table:table-cell>
              <table:table-cell office:value-type="float" office:value="14042">
                <text:p>14042</text:p>
              </table:table-cell>
              <table:table-cell office:value-type="float" office:value="100655">
                <text:p>100655</text:p>
              </table:table-cell>
              <table:table-cell office:value-type="float" office:value="18999">
                <text:p>18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1670">
                <text:p>121670</text:p>
              </table:table-cell>
              <table:table-cell office:value-type="float" office:value="9607">
                <text:p>9607</text:p>
              </table:table-cell>
              <table:table-cell office:value-type="float" office:value="18862">
                <text:p>18862</text:p>
              </table:table-cell>
              <table:table-cell office:value-type="float" office:value="146104">
                <text:p>146104</text:p>
              </table:table-cell>
              <table:table-cell office:value-type="float" office:value="23703">
                <text:p>237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0748">
                <text:p>210748</text:p>
              </table:table-cell>
              <table:table-cell office:value-type="float" office:value="13561">
                <text:p>13561</text:p>
              </table:table-cell>
              <table:table-cell office:value-type="float" office:value="32217">
                <text:p>32217</text:p>
              </table:table-cell>
              <table:table-cell office:value-type="float" office:value="264439">
                <text:p>264439</text:p>
              </table:table-cell>
              <table:table-cell office:value-type="float" office:value="31526">
                <text:p>315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26865">
                <text:p>326865</text:p>
              </table:table-cell>
              <table:table-cell office:value-type="float" office:value="16891">
                <text:p>16891</text:p>
              </table:table-cell>
              <table:table-cell office:value-type="float" office:value="46874">
                <text:p>46874</text:p>
              </table:table-cell>
              <table:table-cell office:value-type="float" office:value="412777">
                <text:p>412777</text:p>
              </table:table-cell>
              <table:table-cell office:value-type="float" office:value="39906">
                <text:p>39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32:Sheet1.F45" chart:data-source-has-labels="both" svg:x="0.77cm" svg:y="0.643cm" svg:width="11.106cm" svg:height="5.18cm">
          <chartooo:coordinate-region svg:x="2.001cm" svg:y="0.643cm" svg:width="9.583cm" svg:height="4.57cm"/>
          <chart:axis chart:dimension="x" chart:name="primary-x" chart:style-name="ch4" chartooo:axis-type="auto">
            <chartooo:date-scale/>
            <chart:categories table:cell-range-address="Sheet1.A33:Sheet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3:Sheet1.B45" chart:label-cell-address="Sheet1.B32:Sheet1.B32" chart:class="chart:line">
            <chart:data-point chart:repeated="13"/>
          </chart:series>
          <chart:series chart:style-name="ch8" chart:values-cell-range-address="Sheet1.C33:Sheet1.C45" chart:label-cell-address="Sheet1.C32:Sheet1.C32" chart:class="chart:line">
            <chart:data-point chart:repeated="13"/>
          </chart:series>
          <chart:series chart:style-name="ch9" chart:values-cell-range-address="Sheet1.D33:Sheet1.D45" chart:label-cell-address="Sheet1.D32:Sheet1.D32" chart:class="chart:line">
            <chart:data-point chart:repeated="13"/>
          </chart:series>
          <chart:series chart:style-name="ch10" chart:values-cell-range-address="Sheet1.E33:Sheet1.E45" chart:label-cell-address="Sheet1.E32:Sheet1.E32" chart:class="chart:line">
            <chart:data-point chart:repeated="13"/>
          </chart:series>
          <chart:series chart:style-name="ch11" chart:values-cell-range-address="Sheet1.F33:Sheet1.F45" chart:label-cell-address="Sheet1.F32:Sheet1.F32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32:Sheet1.B32</svg:desc>
                </draw:g>
              </table:table-cell>
              <table:table-cell office:value-type="string">
                <text:p>Quicksort</text:p>
                <draw:g>
                  <svg:desc>Sheet1.C32:Sheet1.C32</svg:desc>
                </draw:g>
              </table:table-cell>
              <table:table-cell office:value-type="string">
                <text:p>Insertion sort</text:p>
                <draw:g>
                  <svg:desc>Sheet1.D32:Sheet1.D32</svg:desc>
                </draw:g>
              </table:table-cell>
              <table:table-cell office:value-type="string">
                <text:p>Selection sort</text:p>
                <draw:g>
                  <svg:desc>Sheet1.E32:Sheet1.E32</svg:desc>
                </draw:g>
              </table:table-cell>
              <table:table-cell office:value-type="string">
                <text:p>Merge sort</text:p>
                <draw:g>
                  <svg:desc>Sheet1.F32:Sheet1.F3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3:Sheet1.A45</svg:desc>
                </draw:g>
              </table:table-cell>
              <table:table-cell office:value-type="float" office:value="151">
                <text:p>151</text:p>
                <draw:g>
                  <svg:desc>Sheet1.B33:Sheet1.B45</svg:desc>
                </draw:g>
              </table:table-cell>
              <table:table-cell office:value-type="float" office:value="152">
                <text:p>152</text:p>
                <draw:g>
                  <svg:desc>Sheet1.C33:Sheet1.C45</svg:desc>
                </draw:g>
              </table:table-cell>
              <table:table-cell office:value-type="float" office:value="118">
                <text:p>118</text:p>
                <draw:g>
                  <svg:desc>Sheet1.D33:Sheet1.D45</svg:desc>
                </draw:g>
              </table:table-cell>
              <table:table-cell office:value-type="float" office:value="150">
                <text:p>150</text:p>
                <draw:g>
                  <svg:desc>Sheet1.E33:Sheet1.E45</svg:desc>
                </draw:g>
              </table:table-cell>
              <table:table-cell office:value-type="float" office:value="394">
                <text:p>394</text:p>
                <draw:g>
                  <svg:desc>Sheet1.F33:Sheet1.F4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116">
                <text:p>116</text:p>
              </table:table-cell>
              <table:table-cell office:value-type="float" office:value="92">
                <text:p>92</text:p>
              </table:table-cell>
              <table:table-cell office:value-type="float" office:value="199">
                <text:p>19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18">
                <text:p>818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889">
                <text:p>88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49">
                <text:p>3149</text:p>
              </table:table-cell>
              <table:table-cell office:value-type="float" office:value="835">
                <text:p>835</text:p>
              </table:table-cell>
              <table:table-cell office:value-type="float" office:value="486">
                <text:p>486</text:p>
              </table:table-cell>
              <table:table-cell office:value-type="float" office:value="3573">
                <text:p>3573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247">
                <text:p>6247</text:p>
              </table:table-cell>
              <table:table-cell office:value-type="float" office:value="1181">
                <text:p>1181</text:p>
              </table:table-cell>
              <table:table-cell office:value-type="float" office:value="803">
                <text:p>803</text:p>
              </table:table-cell>
              <table:table-cell office:value-type="float" office:value="9156">
                <text:p>9156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470">
                <text:p>11470</text:p>
              </table:table-cell>
              <table:table-cell office:value-type="float" office:value="1846">
                <text:p>1846</text:p>
              </table:table-cell>
              <table:table-cell office:value-type="float" office:value="1281">
                <text:p>1281</text:p>
              </table:table-cell>
              <table:table-cell office:value-type="float" office:value="15906">
                <text:p>15906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7551">
                <text:p>17551</text:p>
              </table:table-cell>
              <table:table-cell office:value-type="float" office:value="2538">
                <text:p>2538</text:p>
              </table:table-cell>
              <table:table-cell office:value-type="float" office:value="1803">
                <text:p>1803</text:p>
              </table:table-cell>
              <table:table-cell office:value-type="float" office:value="25217">
                <text:p>25217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4984">
                <text:p>24984</text:p>
              </table:table-cell>
              <table:table-cell office:value-type="float" office:value="3063">
                <text:p>3063</text:p>
              </table:table-cell>
              <table:table-cell office:value-type="float" office:value="2807">
                <text:p>2807</text:p>
              </table:table-cell>
              <table:table-cell office:value-type="float" office:value="36032">
                <text:p>36032</text:p>
              </table:table-cell>
              <table:table-cell office:value-type="float" office:value="9654">
                <text:p>96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2986">
                <text:p>42986</text:p>
              </table:table-cell>
              <table:table-cell office:value-type="float" office:value="4539">
                <text:p>4539</text:p>
              </table:table-cell>
              <table:table-cell office:value-type="float" office:value="4231">
                <text:p>4231</text:p>
              </table:table-cell>
              <table:table-cell office:value-type="float" office:value="65286">
                <text:p>65286</text:p>
              </table:table-cell>
              <table:table-cell office:value-type="float" office:value="13259">
                <text:p>132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5571">
                <text:p>65571</text:p>
              </table:table-cell>
              <table:table-cell office:value-type="float" office:value="5954">
                <text:p>5954</text:p>
              </table:table-cell>
              <table:table-cell office:value-type="float" office:value="5916">
                <text:p>5916</text:p>
              </table:table-cell>
              <table:table-cell office:value-type="float" office:value="102248">
                <text:p>102248</text:p>
              </table:table-cell>
              <table:table-cell office:value-type="float" office:value="16118">
                <text:p>161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9830">
                <text:p>89830</text:p>
              </table:table-cell>
              <table:table-cell office:value-type="float" office:value="6380">
                <text:p>6380</text:p>
              </table:table-cell>
              <table:table-cell office:value-type="float" office:value="7397">
                <text:p>7397</text:p>
              </table:table-cell>
              <table:table-cell office:value-type="float" office:value="144443">
                <text:p>144443</text:p>
              </table:table-cell>
              <table:table-cell office:value-type="float" office:value="19297">
                <text:p>1929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6558">
                <text:p>156558</text:p>
              </table:table-cell>
              <table:table-cell office:value-type="float" office:value="9208">
                <text:p>9208</text:p>
              </table:table-cell>
              <table:table-cell office:value-type="float" office:value="11519">
                <text:p>11519</text:p>
              </table:table-cell>
              <table:table-cell office:value-type="float" office:value="262144">
                <text:p>262144</text:p>
              </table:table-cell>
              <table:table-cell office:value-type="float" office:value="28817">
                <text:p>2881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8782">
                <text:p>248782</text:p>
              </table:table-cell>
              <table:table-cell office:value-type="float" office:value="11881">
                <text:p>11881</text:p>
              </table:table-cell>
              <table:table-cell office:value-type="float" office:value="17765">
                <text:p>17765</text:p>
              </table:table-cell>
              <table:table-cell office:value-type="float" office:value="414523">
                <text:p>414523</text:p>
              </table:table-cell>
              <table:table-cell office:value-type="float" office:value="33337">
                <text:p>333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47:Sheet1.F60" chart:data-source-has-labels="both" svg:x="0.77cm" svg:y="0.643cm" svg:width="11.106cm" svg:height="5.18cm">
          <chartooo:coordinate-region svg:x="2.001cm" svg:y="0.643cm" svg:width="9.583cm" svg:height="4.57cm"/>
          <chart:axis chart:dimension="x" chart:name="primary-x" chart:style-name="ch4" chartooo:axis-type="auto">
            <chartooo:date-scale/>
            <chart:categories table:cell-range-address="Sheet1.A48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60" chart:label-cell-address="Sheet1.B47:Sheet1.B47" chart:class="chart:line">
            <chart:data-point chart:repeated="13"/>
          </chart:series>
          <chart:series chart:style-name="ch8" chart:values-cell-range-address="Sheet1.C48:Sheet1.C60" chart:label-cell-address="Sheet1.C47:Sheet1.C47" chart:class="chart:line">
            <chart:data-point chart:repeated="13"/>
          </chart:series>
          <chart:series chart:style-name="ch9" chart:values-cell-range-address="Sheet1.D48:Sheet1.D60" chart:label-cell-address="Sheet1.D47:Sheet1.D47" chart:class="chart:line">
            <chart:data-point chart:repeated="13"/>
          </chart:series>
          <chart:series chart:style-name="ch10" chart:values-cell-range-address="Sheet1.E48:Sheet1.E60" chart:label-cell-address="Sheet1.E47:Sheet1.E47" chart:class="chart:line">
            <chart:data-point chart:repeated="13"/>
          </chart:series>
          <chart:series chart:style-name="ch11" chart:values-cell-range-address="Sheet1.F48:Sheet1.F60" chart:label-cell-address="Sheet1.F47:Sheet1.F47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47:Sheet1.B47</svg:desc>
                </draw:g>
              </table:table-cell>
              <table:table-cell office:value-type="string">
                <text:p>Quicksort</text:p>
                <draw:g>
                  <svg:desc>Sheet1.C47:Sheet1.C47</svg:desc>
                </draw:g>
              </table:table-cell>
              <table:table-cell office:value-type="string">
                <text:p>Insertion sort</text:p>
                <draw:g>
                  <svg:desc>Sheet1.D47:Sheet1.D47</svg:desc>
                </draw:g>
              </table:table-cell>
              <table:table-cell office:value-type="string">
                <text:p>Selection sort</text:p>
                <draw:g>
                  <svg:desc>Sheet1.E47:Sheet1.E47</svg:desc>
                </draw:g>
              </table:table-cell>
              <table:table-cell office:value-type="string">
                <text:p>Merge sort</text:p>
                <draw:g>
                  <svg:desc>Sheet1.F47:Sheet1.F4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48:Sheet1.A60</svg:desc>
                </draw:g>
              </table:table-cell>
              <table:table-cell office:value-type="float" office:value="65">
                <text:p>65</text:p>
                <draw:g>
                  <svg:desc>Sheet1.B48:Sheet1.B60</svg:desc>
                </draw:g>
              </table:table-cell>
              <table:table-cell office:value-type="float" office:value="71">
                <text:p>71</text:p>
                <draw:g>
                  <svg:desc>Sheet1.C48:Sheet1.C60</svg:desc>
                </draw:g>
              </table:table-cell>
              <table:table-cell office:value-type="float" office:value="56">
                <text:p>56</text:p>
                <draw:g>
                  <svg:desc>Sheet1.D48:Sheet1.D60</svg:desc>
                </draw:g>
              </table:table-cell>
              <table:table-cell office:value-type="float" office:value="61">
                <text:p>61</text:p>
                <draw:g>
                  <svg:desc>Sheet1.E48:Sheet1.E60</svg:desc>
                </draw:g>
              </table:table-cell>
              <table:table-cell office:value-type="float" office:value="176">
                <text:p>176</text:p>
                <draw:g>
                  <svg:desc>Sheet1.F48:Sheet1.F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61">
                <text:p>61</text:p>
              </table:table-cell>
              <table:table-cell office:value-type="float" office:value="141">
                <text:p>14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44">
                <text:p>644</text:p>
              </table:table-cell>
              <table:table-cell office:value-type="float" office:value="207">
                <text:p>207</text:p>
              </table:table-cell>
              <table:table-cell office:value-type="float" office:value="97">
                <text:p>97</text:p>
              </table:table-cell>
              <table:table-cell office:value-type="float" office:value="690">
                <text:p>69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13">
                <text:p>2413</text:p>
              </table:table-cell>
              <table:table-cell office:value-type="float" office:value="561">
                <text:p>561</text:p>
              </table:table-cell>
              <table:table-cell office:value-type="float" office:value="156">
                <text:p>156</text:p>
              </table:table-cell>
              <table:table-cell office:value-type="float" office:value="3341">
                <text:p>3341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330">
                <text:p>4330</text:p>
              </table:table-cell>
              <table:table-cell office:value-type="float" office:value="961">
                <text:p>961</text:p>
              </table:table-cell>
              <table:table-cell office:value-type="float" office:value="232">
                <text:p>232</text:p>
              </table:table-cell>
              <table:table-cell office:value-type="float" office:value="7824">
                <text:p>7824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470">
                <text:p>7470</text:p>
              </table:table-cell>
              <table:table-cell office:value-type="float" office:value="1032">
                <text:p>1032</text:p>
              </table:table-cell>
              <table:table-cell office:value-type="float" office:value="309">
                <text:p>309</text:p>
              </table:table-cell>
              <table:table-cell office:value-type="float" office:value="14795">
                <text:p>14795</text:p>
              </table:table-cell>
              <table:table-cell office:value-type="float" office:value="4537">
                <text:p>453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1795">
                <text:p>11795</text:p>
              </table:table-cell>
              <table:table-cell office:value-type="float" office:value="1199">
                <text:p>1199</text:p>
              </table:table-cell>
              <table:table-cell office:value-type="float" office:value="313">
                <text:p>313</text:p>
              </table:table-cell>
              <table:table-cell office:value-type="float" office:value="24974">
                <text:p>24974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6377">
                <text:p>16377</text:p>
              </table:table-cell>
              <table:table-cell office:value-type="float" office:value="1569">
                <text:p>1569</text:p>
              </table:table-cell>
              <table:table-cell office:value-type="float" office:value="371">
                <text:p>371</text:p>
              </table:table-cell>
              <table:table-cell office:value-type="float" office:value="36509">
                <text:p>36509</text:p>
              </table:table-cell>
              <table:table-cell office:value-type="float" office:value="7358">
                <text:p>735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8081">
                <text:p>28081</text:p>
              </table:table-cell>
              <table:table-cell office:value-type="float" office:value="2343">
                <text:p>2343</text:p>
              </table:table-cell>
              <table:table-cell office:value-type="float" office:value="524">
                <text:p>524</text:p>
              </table:table-cell>
              <table:table-cell office:value-type="float" office:value="64617">
                <text:p>64617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1835">
                <text:p>41835</text:p>
              </table:table-cell>
              <table:table-cell office:value-type="float" office:value="2686">
                <text:p>2686</text:p>
              </table:table-cell>
              <table:table-cell office:value-type="float" office:value="612">
                <text:p>612</text:p>
              </table:table-cell>
              <table:table-cell office:value-type="float" office:value="103721">
                <text:p>103721</text:p>
              </table:table-cell>
              <table:table-cell office:value-type="float" office:value="12111">
                <text:p>1211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9722">
                <text:p>59722</text:p>
              </table:table-cell>
              <table:table-cell office:value-type="float" office:value="3453">
                <text:p>3453</text:p>
              </table:table-cell>
              <table:table-cell office:value-type="float" office:value="743">
                <text:p>743</text:p>
              </table:table-cell>
              <table:table-cell office:value-type="float" office:value="145478">
                <text:p>145478</text:p>
              </table:table-cell>
              <table:table-cell office:value-type="float" office:value="14123">
                <text:p>141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8091">
                <text:p>98091</text:p>
              </table:table-cell>
              <table:table-cell office:value-type="float" office:value="4709">
                <text:p>4709</text:p>
              </table:table-cell>
              <table:table-cell office:value-type="float" office:value="917">
                <text:p>917</text:p>
              </table:table-cell>
              <table:table-cell office:value-type="float" office:value="260150">
                <text:p>260150</text:p>
              </table:table-cell>
              <table:table-cell office:value-type="float" office:value="18578">
                <text:p>185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50595">
                <text:p>150595</text:p>
              </table:table-cell>
              <table:table-cell office:value-type="float" office:value="5380">
                <text:p>5380</text:p>
              </table:table-cell>
              <table:table-cell office:value-type="float" office:value="1140">
                <text:p>1140</text:p>
              </table:table-cell>
              <table:table-cell office:value-type="float" office:value="411664">
                <text:p>411664</text:p>
              </table:table-cell>
              <table:table-cell office:value-type="float" office:value="23853">
                <text:p>238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62:Sheet1.F75" chart:data-source-has-labels="both" svg:x="0.77cm" svg:y="0.643cm" svg:width="11.106cm" svg:height="5.18cm">
          <chartooo:coordinate-region svg:x="2.001cm" svg:y="0.643cm" svg:width="9.583cm" svg:height="4.57cm"/>
          <chart:axis chart:dimension="x" chart:name="primary-x" chart:style-name="ch4" chartooo:axis-type="auto">
            <chartooo:date-scale/>
            <chart:categories table:cell-range-address="Sheet1.A63:Sheet1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3:Sheet1.B75" chart:label-cell-address="Sheet1.B62:Sheet1.B62" chart:class="chart:line">
            <chart:data-point chart:repeated="13"/>
          </chart:series>
          <chart:series chart:style-name="ch8" chart:values-cell-range-address="Sheet1.C63:Sheet1.C75" chart:label-cell-address="Sheet1.C62:Sheet1.C62" chart:class="chart:line">
            <chart:data-point chart:repeated="13"/>
          </chart:series>
          <chart:series chart:style-name="ch9" chart:values-cell-range-address="Sheet1.D63:Sheet1.D75" chart:label-cell-address="Sheet1.D62:Sheet1.D62" chart:class="chart:line">
            <chart:data-point chart:repeated="13"/>
          </chart:series>
          <chart:series chart:style-name="ch10" chart:values-cell-range-address="Sheet1.E63:Sheet1.E75" chart:label-cell-address="Sheet1.E62:Sheet1.E62" chart:class="chart:line">
            <chart:data-point chart:repeated="13"/>
          </chart:series>
          <chart:series chart:style-name="ch11" chart:values-cell-range-address="Sheet1.F63:Sheet1.F75" chart:label-cell-address="Sheet1.F62:Sheet1.F62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62:Sheet1.B62</svg:desc>
                </draw:g>
              </table:table-cell>
              <table:table-cell office:value-type="string">
                <text:p>Quicksort</text:p>
                <draw:g>
                  <svg:desc>Sheet1.C62:Sheet1.C62</svg:desc>
                </draw:g>
              </table:table-cell>
              <table:table-cell office:value-type="string">
                <text:p>Insertion sort</text:p>
                <draw:g>
                  <svg:desc>Sheet1.D62:Sheet1.D62</svg:desc>
                </draw:g>
              </table:table-cell>
              <table:table-cell office:value-type="string">
                <text:p>Selection sort</text:p>
                <draw:g>
                  <svg:desc>Sheet1.E62:Sheet1.E62</svg:desc>
                </draw:g>
              </table:table-cell>
              <table:table-cell office:value-type="string">
                <text:p>Merge sort</text:p>
                <draw:g>
                  <svg:desc>Sheet1.F62:Sheet1.F6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63:Sheet1.A75</svg:desc>
                </draw:g>
              </table:table-cell>
              <table:table-cell office:value-type="float" office:value="110">
                <text:p>110</text:p>
                <draw:g>
                  <svg:desc>Sheet1.B63:Sheet1.B75</svg:desc>
                </draw:g>
              </table:table-cell>
              <table:table-cell office:value-type="float" office:value="98">
                <text:p>98</text:p>
                <draw:g>
                  <svg:desc>Sheet1.C63:Sheet1.C75</svg:desc>
                </draw:g>
              </table:table-cell>
              <table:table-cell office:value-type="float" office:value="65">
                <text:p>65</text:p>
                <draw:g>
                  <svg:desc>Sheet1.D63:Sheet1.D75</svg:desc>
                </draw:g>
              </table:table-cell>
              <table:table-cell office:value-type="float" office:value="73">
                <text:p>73</text:p>
                <draw:g>
                  <svg:desc>Sheet1.E63:Sheet1.E75</svg:desc>
                </draw:g>
              </table:table-cell>
              <table:table-cell office:value-type="float" office:value="192">
                <text:p>192</text:p>
                <draw:g>
                  <svg:desc>Sheet1.F63:Sheet1.F7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8">
                <text:p>138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45">
                <text:p>745</text:p>
              </table:table-cell>
              <table:table-cell office:value-type="float" office:value="252">
                <text:p>252</text:p>
              </table:table-cell>
              <table:table-cell office:value-type="float" office:value="440">
                <text:p>440</text:p>
              </table:table-cell>
              <table:table-cell office:value-type="float" office:value="1050">
                <text:p>105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56">
                <text:p>2756</text:p>
              </table:table-cell>
              <table:table-cell office:value-type="float" office:value="535">
                <text:p>535</text:p>
              </table:table-cell>
              <table:table-cell office:value-type="float" office:value="1674">
                <text:p>1674</text:p>
              </table:table-cell>
              <table:table-cell office:value-type="float" office:value="4005">
                <text:p>4005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617">
                <text:p>5617</text:p>
              </table:table-cell>
              <table:table-cell office:value-type="float" office:value="768">
                <text:p>768</text:p>
              </table:table-cell>
              <table:table-cell office:value-type="float" office:value="3300">
                <text:p>3300</text:p>
              </table:table-cell>
              <table:table-cell office:value-type="float" office:value="8382">
                <text:p>8382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453">
                <text:p>10453</text:p>
              </table:table-cell>
              <table:table-cell office:value-type="float" office:value="1159">
                <text:p>1159</text:p>
              </table:table-cell>
              <table:table-cell office:value-type="float" office:value="5620">
                <text:p>5620</text:p>
              </table:table-cell>
              <table:table-cell office:value-type="float" office:value="16305">
                <text:p>16305</text:p>
              </table:table-cell>
              <table:table-cell office:value-type="float" office:value="5075">
                <text:p>507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5055">
                <text:p>15055</text:p>
              </table:table-cell>
              <table:table-cell office:value-type="float" office:value="1451">
                <text:p>1451</text:p>
              </table:table-cell>
              <table:table-cell office:value-type="float" office:value="8603">
                <text:p>8603</text:p>
              </table:table-cell>
              <table:table-cell office:value-type="float" office:value="25051">
                <text:p>25051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458">
                <text:p>22458</text:p>
              </table:table-cell>
              <table:table-cell office:value-type="float" office:value="1825">
                <text:p>1825</text:p>
              </table:table-cell>
              <table:table-cell office:value-type="float" office:value="11667">
                <text:p>11667</text:p>
              </table:table-cell>
              <table:table-cell office:value-type="float" office:value="36802">
                <text:p>36802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363">
                <text:p>39363</text:p>
              </table:table-cell>
              <table:table-cell office:value-type="float" office:value="2644">
                <text:p>2644</text:p>
              </table:table-cell>
              <table:table-cell office:value-type="float" office:value="20105">
                <text:p>20105</text:p>
              </table:table-cell>
              <table:table-cell office:value-type="float" office:value="65612">
                <text:p>65612</text:p>
              </table:table-cell>
              <table:table-cell office:value-type="float" office:value="10445">
                <text:p>1044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0490">
                <text:p>60490</text:p>
              </table:table-cell>
              <table:table-cell office:value-type="float" office:value="2948">
                <text:p>2948</text:p>
              </table:table-cell>
              <table:table-cell office:value-type="float" office:value="30308">
                <text:p>30308</text:p>
              </table:table-cell>
              <table:table-cell office:value-type="float" office:value="102414">
                <text:p>102414</text:p>
              </table:table-cell>
              <table:table-cell office:value-type="float" office:value="12946">
                <text:p>1294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4794">
                <text:p>84794</text:p>
              </table:table-cell>
              <table:table-cell office:value-type="float" office:value="3816">
                <text:p>3816</text:p>
              </table:table-cell>
              <table:table-cell office:value-type="float" office:value="39980">
                <text:p>39980</text:p>
              </table:table-cell>
              <table:table-cell office:value-type="float" office:value="145016">
                <text:p>145016</text:p>
              </table:table-cell>
              <table:table-cell office:value-type="float" office:value="15320">
                <text:p>1532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49313">
                <text:p>149313</text:p>
              </table:table-cell>
              <table:table-cell office:value-type="float" office:value="4992">
                <text:p>4992</text:p>
              </table:table-cell>
              <table:table-cell office:value-type="float" office:value="68085">
                <text:p>68085</text:p>
              </table:table-cell>
              <table:table-cell office:value-type="float" office:value="260245">
                <text:p>260245</text:p>
              </table:table-cell>
              <table:table-cell office:value-type="float" office:value="20953">
                <text:p>2095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4923">
                <text:p>234923</text:p>
              </table:table-cell>
              <table:table-cell office:value-type="float" office:value="6059">
                <text:p>6059</text:p>
              </table:table-cell>
              <table:table-cell office:value-type="float" office:value="105319">
                <text:p>105319</text:p>
              </table:table-cell>
              <table:table-cell office:value-type="float" office:value="413506">
                <text:p>413506</text:p>
              </table:table-cell>
              <table:table-cell office:value-type="float" office:value="26131">
                <text:p>261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77:Sheet1.F90" chart:data-source-has-labels="both" svg:x="0.77cm" svg:y="0.643cm" svg:width="11.106cm" svg:height="5.18cm">
          <chartooo:coordinate-region svg:x="2.001cm" svg:y="0.643cm" svg:width="9.583cm" svg:height="4.57cm"/>
          <chart:axis chart:dimension="x" chart:name="primary-x" chart:style-name="ch4" chartooo:axis-type="auto">
            <chartooo:date-scale/>
            <chart:categories table:cell-range-address="Sheet1.A78:Sheet1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8:Sheet1.B90" chart:label-cell-address="Sheet1.B77:Sheet1.B77" chart:class="chart:line">
            <chart:data-point chart:repeated="13"/>
          </chart:series>
          <chart:series chart:style-name="ch8" chart:values-cell-range-address="Sheet1.C78:Sheet1.C90" chart:label-cell-address="Sheet1.C77:Sheet1.C77" chart:class="chart:line">
            <chart:data-point chart:repeated="13"/>
          </chart:series>
          <chart:series chart:style-name="ch9" chart:values-cell-range-address="Sheet1.D78:Sheet1.D90" chart:label-cell-address="Sheet1.D77:Sheet1.D77" chart:class="chart:line">
            <chart:data-point chart:repeated="13"/>
          </chart:series>
          <chart:series chart:style-name="ch10" chart:values-cell-range-address="Sheet1.E78:Sheet1.E90" chart:label-cell-address="Sheet1.E77:Sheet1.E77" chart:class="chart:line">
            <chart:data-point chart:repeated="13"/>
          </chart:series>
          <chart:series chart:style-name="ch11" chart:values-cell-range-address="Sheet1.F78:Sheet1.F90" chart:label-cell-address="Sheet1.F77:Sheet1.F77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77:Sheet1.B77</svg:desc>
                </draw:g>
              </table:table-cell>
              <table:table-cell office:value-type="string">
                <text:p>Quicksort</text:p>
                <draw:g>
                  <svg:desc>Sheet1.C77:Sheet1.C77</svg:desc>
                </draw:g>
              </table:table-cell>
              <table:table-cell office:value-type="string">
                <text:p>Insertion sort</text:p>
                <draw:g>
                  <svg:desc>Sheet1.D77:Sheet1.D77</svg:desc>
                </draw:g>
              </table:table-cell>
              <table:table-cell office:value-type="string">
                <text:p>Selection sort</text:p>
                <draw:g>
                  <svg:desc>Sheet1.E77:Sheet1.E77</svg:desc>
                </draw:g>
              </table:table-cell>
              <table:table-cell office:value-type="string">
                <text:p>Merge sort</text:p>
                <draw:g>
                  <svg:desc>Sheet1.F77:Sheet1.F7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78:Sheet1.A90</svg:desc>
                </draw:g>
              </table:table-cell>
              <table:table-cell office:value-type="float" office:value="195">
                <text:p>195</text:p>
                <draw:g>
                  <svg:desc>Sheet1.B78:Sheet1.B90</svg:desc>
                </draw:g>
              </table:table-cell>
              <table:table-cell office:value-type="float" office:value="653.2">
                <text:p>653.2</text:p>
                <draw:g>
                  <svg:desc>Sheet1.C78:Sheet1.C90</svg:desc>
                </draw:g>
              </table:table-cell>
              <table:table-cell office:value-type="float" office:value="175">
                <text:p>175</text:p>
                <draw:g>
                  <svg:desc>Sheet1.D78:Sheet1.D90</svg:desc>
                </draw:g>
              </table:table-cell>
              <table:table-cell office:value-type="float" office:value="157.4">
                <text:p>157.4</text:p>
                <draw:g>
                  <svg:desc>Sheet1.E78:Sheet1.E90</svg:desc>
                </draw:g>
              </table:table-cell>
              <table:table-cell office:value-type="float" office:value="778.4">
                <text:p>778.4</text:p>
                <draw:g>
                  <svg:desc>Sheet1.F78:Sheet1.F9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4.8">
                <text:p>194.8</text:p>
              </table:table-cell>
              <table:table-cell office:value-type="float" office:value="213.4">
                <text:p>213.4</text:p>
              </table:table-cell>
              <table:table-cell office:value-type="float" office:value="121.8">
                <text:p>121.8</text:p>
              </table:table-cell>
              <table:table-cell office:value-type="float" office:value="213">
                <text:p>213</text:p>
              </table:table-cell>
              <table:table-cell office:value-type="float" office:value="516.6">
                <text:p>516.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08.8">
                <text:p>1008.8</text:p>
              </table:table-cell>
              <table:table-cell office:value-type="float" office:value="512.8">
                <text:p>512.8</text:p>
              </table:table-cell>
              <table:table-cell office:value-type="float" office:value="346">
                <text:p>346</text:p>
              </table:table-cell>
              <table:table-cell office:value-type="float" office:value="951">
                <text:p>951</text:p>
              </table:table-cell>
              <table:table-cell office:value-type="float" office:value="1266.4">
                <text:p>1266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791.4">
                <text:p>3791.4</text:p>
              </table:table-cell>
              <table:table-cell office:value-type="float" office:value="1356.2">
                <text:p>1356.2</text:p>
              </table:table-cell>
              <table:table-cell office:value-type="float" office:value="996.2">
                <text:p>996.2</text:p>
              </table:table-cell>
              <table:table-cell office:value-type="float" office:value="3899">
                <text:p>3899</text:p>
              </table:table-cell>
              <table:table-cell office:value-type="float" office:value="2988.2">
                <text:p>2988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91.8">
                <text:p>7591.8</text:p>
              </table:table-cell>
              <table:table-cell office:value-type="float" office:value="1823.8">
                <text:p>1823.8</text:p>
              </table:table-cell>
              <table:table-cell office:value-type="float" office:value="1730.4">
                <text:p>1730.4</text:p>
              </table:table-cell>
              <table:table-cell office:value-type="float" office:value="9023.8">
                <text:p>9023.8</text:p>
              </table:table-cell>
              <table:table-cell office:value-type="float" office:value="4838">
                <text:p>48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324.2">
                <text:p>13324.2</text:p>
              </table:table-cell>
              <table:table-cell office:value-type="float" office:value="2580.8">
                <text:p>2580.8</text:p>
              </table:table-cell>
              <table:table-cell office:value-type="float" office:value="2838.4">
                <text:p>2838.4</text:p>
              </table:table-cell>
              <table:table-cell office:value-type="float" office:value="16409">
                <text:p>16409</text:p>
              </table:table-cell>
              <table:table-cell office:value-type="float" office:value="6701.8">
                <text:p>6701.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0072.4">
                <text:p>20072.4</text:p>
              </table:table-cell>
              <table:table-cell office:value-type="float" office:value="3416.6">
                <text:p>3416.6</text:p>
              </table:table-cell>
              <table:table-cell office:value-type="float" office:value="4178.4">
                <text:p>4178.4</text:p>
              </table:table-cell>
              <table:table-cell office:value-type="float" office:value="25858">
                <text:p>25858</text:p>
              </table:table-cell>
              <table:table-cell office:value-type="float" office:value="8208.6">
                <text:p>8208.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8330">
                <text:p>28330</text:p>
              </table:table-cell>
              <table:table-cell office:value-type="float" office:value="4068.6">
                <text:p>4068.6</text:p>
              </table:table-cell>
              <table:table-cell office:value-type="float" office:value="5669.6">
                <text:p>5669.6</text:p>
              </table:table-cell>
              <table:table-cell office:value-type="float" office:value="37038.4">
                <text:p>37038.4</text:p>
              </table:table-cell>
              <table:table-cell office:value-type="float" office:value="10189.8">
                <text:p>10189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7554.4">
                <text:p>47554.4</text:p>
              </table:table-cell>
              <table:table-cell office:value-type="float" office:value="5659.8">
                <text:p>5659.8</text:p>
              </table:table-cell>
              <table:table-cell office:value-type="float" office:value="9405">
                <text:p>9405</text:p>
              </table:table-cell>
              <table:table-cell office:value-type="float" office:value="65906.8">
                <text:p>65906.8</text:p>
              </table:table-cell>
              <table:table-cell office:value-type="float" office:value="13826.8">
                <text:p>13826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0959">
                <text:p>70959</text:p>
              </table:table-cell>
              <table:table-cell office:value-type="float" office:value="6832.6">
                <text:p>6832.6</text:p>
              </table:table-cell>
              <table:table-cell office:value-type="float" office:value="13423.2">
                <text:p>13423.2</text:p>
              </table:table-cell>
              <table:table-cell office:value-type="float" office:value="102367">
                <text:p>102367</text:p>
              </table:table-cell>
              <table:table-cell office:value-type="float" office:value="16654">
                <text:p>1665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9451.4">
                <text:p>99451.4</text:p>
              </table:table-cell>
              <table:table-cell office:value-type="float" office:value="8255.2">
                <text:p>8255.2</text:p>
              </table:table-cell>
              <table:table-cell office:value-type="float" office:value="17956.4">
                <text:p>17956.4</text:p>
              </table:table-cell>
              <table:table-cell office:value-type="float" office:value="145724.2">
                <text:p>145724.2</text:p>
              </table:table-cell>
              <table:table-cell office:value-type="float" office:value="20154.8">
                <text:p>20154.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1251">
                <text:p>171251</text:p>
              </table:table-cell>
              <table:table-cell office:value-type="float" office:value="11396">
                <text:p>11396</text:p>
              </table:table-cell>
              <table:table-cell office:value-type="float" office:value="29896.6">
                <text:p>29896.6</text:p>
              </table:table-cell>
              <table:table-cell office:value-type="float" office:value="262526.2">
                <text:p>262526.2</text:p>
              </table:table-cell>
              <table:table-cell office:value-type="float" office:value="28154.6">
                <text:p>28154.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67607.4">
                <text:p>267607.4</text:p>
              </table:table-cell>
              <table:table-cell office:value-type="float" office:value="14451.6">
                <text:p>14451.6</text:p>
              </table:table-cell>
              <table:table-cell office:value-type="float" office:value="45415.4">
                <text:p>45415.4</text:p>
              </table:table-cell>
              <table:table-cell office:value-type="float" office:value="413537">
                <text:p>413537</text:p>
              </table:table-cell>
              <table:table-cell office:value-type="float" office:value="35209.8">
                <text:p>35209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77:Sheet1.F84" chart:data-source-has-labels="both" svg:x="0.77cm" svg:y="0.643cm" svg:width="11.106cm" svg:height="5.18cm">
          <chartooo:coordinate-region svg:x="1.801cm" svg:y="0.824cm" svg:width="9.783cm" svg:height="4.389cm"/>
          <chart:axis chart:dimension="x" chart:name="primary-x" chart:style-name="ch4" chartooo:axis-type="auto">
            <chartooo:date-scale/>
            <chart:categories table:cell-range-address="Sheet1.A78:Sheet1.A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8:Sheet1.B84" chart:label-cell-address="Sheet1.B77:Sheet1.B77" chart:class="chart:line">
            <chart:data-point chart:repeated="7"/>
          </chart:series>
          <chart:series chart:style-name="ch8" chart:values-cell-range-address="Sheet1.C78:Sheet1.C84" chart:label-cell-address="Sheet1.C77:Sheet1.C77" chart:class="chart:line">
            <chart:data-point chart:repeated="7"/>
          </chart:series>
          <chart:series chart:style-name="ch9" chart:values-cell-range-address="Sheet1.D78:Sheet1.D84" chart:label-cell-address="Sheet1.D77:Sheet1.D77" chart:class="chart:line">
            <chart:data-point chart:repeated="7"/>
          </chart:series>
          <chart:series chart:style-name="ch10" chart:values-cell-range-address="Sheet1.E78:Sheet1.E84" chart:label-cell-address="Sheet1.E77:Sheet1.E77" chart:class="chart:line">
            <chart:data-point chart:repeated="7"/>
          </chart:series>
          <chart:series chart:style-name="ch11" chart:values-cell-range-address="Sheet1.F78:Sheet1.F84" chart:label-cell-address="Sheet1.F77:Sheet1.F7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77:Sheet1.B77</svg:desc>
                </draw:g>
              </table:table-cell>
              <table:table-cell office:value-type="string">
                <text:p>Quicksort</text:p>
                <draw:g>
                  <svg:desc>Sheet1.C77:Sheet1.C77</svg:desc>
                </draw:g>
              </table:table-cell>
              <table:table-cell office:value-type="string">
                <text:p>Insertion sort</text:p>
                <draw:g>
                  <svg:desc>Sheet1.D77:Sheet1.D77</svg:desc>
                </draw:g>
              </table:table-cell>
              <table:table-cell office:value-type="string">
                <text:p>Selection sort</text:p>
                <draw:g>
                  <svg:desc>Sheet1.E77:Sheet1.E77</svg:desc>
                </draw:g>
              </table:table-cell>
              <table:table-cell office:value-type="string">
                <text:p>Merge sort</text:p>
                <draw:g>
                  <svg:desc>Sheet1.F77:Sheet1.F7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78:Sheet1.A84</svg:desc>
                </draw:g>
              </table:table-cell>
              <table:table-cell office:value-type="float" office:value="195">
                <text:p>195</text:p>
                <draw:g>
                  <svg:desc>Sheet1.B78:Sheet1.B84</svg:desc>
                </draw:g>
              </table:table-cell>
              <table:table-cell office:value-type="float" office:value="653.2">
                <text:p>653.2</text:p>
                <draw:g>
                  <svg:desc>Sheet1.C78:Sheet1.C84</svg:desc>
                </draw:g>
              </table:table-cell>
              <table:table-cell office:value-type="float" office:value="175">
                <text:p>175</text:p>
                <draw:g>
                  <svg:desc>Sheet1.D78:Sheet1.D84</svg:desc>
                </draw:g>
              </table:table-cell>
              <table:table-cell office:value-type="float" office:value="157.4">
                <text:p>157.4</text:p>
                <draw:g>
                  <svg:desc>Sheet1.E78:Sheet1.E84</svg:desc>
                </draw:g>
              </table:table-cell>
              <table:table-cell office:value-type="float" office:value="778.4">
                <text:p>778.4</text:p>
                <draw:g>
                  <svg:desc>Sheet1.F78:Sheet1.F8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4.8">
                <text:p>194.8</text:p>
              </table:table-cell>
              <table:table-cell office:value-type="float" office:value="213.4">
                <text:p>213.4</text:p>
              </table:table-cell>
              <table:table-cell office:value-type="float" office:value="121.8">
                <text:p>121.8</text:p>
              </table:table-cell>
              <table:table-cell office:value-type="float" office:value="213">
                <text:p>213</text:p>
              </table:table-cell>
              <table:table-cell office:value-type="float" office:value="516.6">
                <text:p>516.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08.8">
                <text:p>1008.8</text:p>
              </table:table-cell>
              <table:table-cell office:value-type="float" office:value="512.8">
                <text:p>512.8</text:p>
              </table:table-cell>
              <table:table-cell office:value-type="float" office:value="346">
                <text:p>346</text:p>
              </table:table-cell>
              <table:table-cell office:value-type="float" office:value="951">
                <text:p>951</text:p>
              </table:table-cell>
              <table:table-cell office:value-type="float" office:value="1266.4">
                <text:p>1266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791.4">
                <text:p>3791.4</text:p>
              </table:table-cell>
              <table:table-cell office:value-type="float" office:value="1356.2">
                <text:p>1356.2</text:p>
              </table:table-cell>
              <table:table-cell office:value-type="float" office:value="996.2">
                <text:p>996.2</text:p>
              </table:table-cell>
              <table:table-cell office:value-type="float" office:value="3899">
                <text:p>3899</text:p>
              </table:table-cell>
              <table:table-cell office:value-type="float" office:value="2988.2">
                <text:p>2988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91.8">
                <text:p>7591.8</text:p>
              </table:table-cell>
              <table:table-cell office:value-type="float" office:value="1823.8">
                <text:p>1823.8</text:p>
              </table:table-cell>
              <table:table-cell office:value-type="float" office:value="1730.4">
                <text:p>1730.4</text:p>
              </table:table-cell>
              <table:table-cell office:value-type="float" office:value="9023.8">
                <text:p>9023.8</text:p>
              </table:table-cell>
              <table:table-cell office:value-type="float" office:value="4838">
                <text:p>48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324.2">
                <text:p>13324.2</text:p>
              </table:table-cell>
              <table:table-cell office:value-type="float" office:value="2580.8">
                <text:p>2580.8</text:p>
              </table:table-cell>
              <table:table-cell office:value-type="float" office:value="2838.4">
                <text:p>2838.4</text:p>
              </table:table-cell>
              <table:table-cell office:value-type="float" office:value="16409">
                <text:p>16409</text:p>
              </table:table-cell>
              <table:table-cell office:value-type="float" office:value="6701.8">
                <text:p>6701.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0072.4">
                <text:p>20072.4</text:p>
              </table:table-cell>
              <table:table-cell office:value-type="float" office:value="3416.6">
                <text:p>3416.6</text:p>
              </table:table-cell>
              <table:table-cell office:value-type="float" office:value="4178.4">
                <text:p>4178.4</text:p>
              </table:table-cell>
              <table:table-cell office:value-type="float" office:value="25858">
                <text:p>25858</text:p>
              </table:table-cell>
              <table:table-cell office:value-type="float" office:value="8208.6">
                <text:p>8208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107:Sheet1.F117" chart:data-source-has-labels="both" svg:x="0.77cm" svg:y="0.643cm" svg:width="11.106cm" svg:height="5.18cm">
          <chartooo:coordinate-region svg:x="2.401cm" svg:y="0.825cm" svg:width="8.983cm" svg:height="4.388cm"/>
          <chart:axis chart:dimension="x" chart:name="primary-x" chart:style-name="ch4" chartooo:axis-type="auto">
            <chartooo:date-scale/>
            <chart:categories table:cell-range-address="Sheet1.A108:Sheet1.A1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8:Sheet1.B117" chart:label-cell-address="Sheet1.B107:Sheet1.B107" chart:class="chart:line">
            <chart:data-point chart:repeated="10"/>
          </chart:series>
          <chart:series chart:style-name="ch8" chart:values-cell-range-address="Sheet1.C108:Sheet1.C117" chart:label-cell-address="Sheet1.C107:Sheet1.C107" chart:class="chart:line">
            <chart:data-point chart:repeated="10"/>
          </chart:series>
          <chart:series chart:style-name="ch9" chart:values-cell-range-address="Sheet1.D108:Sheet1.D117" chart:label-cell-address="Sheet1.D107:Sheet1.D107" chart:class="chart:line">
            <chart:data-point chart:repeated="10"/>
          </chart:series>
          <chart:series chart:style-name="ch10" chart:values-cell-range-address="Sheet1.E108:Sheet1.E117" chart:label-cell-address="Sheet1.E107:Sheet1.E107" chart:class="chart:line">
            <chart:data-point chart:repeated="10"/>
          </chart:series>
          <chart:series chart:style-name="ch11" chart:values-cell-range-address="Sheet1.F108:Sheet1.F117" chart:label-cell-address="Sheet1.F107:Sheet1.F10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07:Sheet1.B107</svg:desc>
                </draw:g>
              </table:table-cell>
              <table:table-cell office:value-type="string">
                <text:p>Quicksort</text:p>
                <draw:g>
                  <svg:desc>Sheet1.C107:Sheet1.C107</svg:desc>
                </draw:g>
              </table:table-cell>
              <table:table-cell office:value-type="string">
                <text:p>Insertion sort</text:p>
                <draw:g>
                  <svg:desc>Sheet1.D107:Sheet1.D107</svg:desc>
                </draw:g>
              </table:table-cell>
              <table:table-cell office:value-type="string">
                <text:p>Selection sort</text:p>
                <draw:g>
                  <svg:desc>Sheet1.E107:Sheet1.E107</svg:desc>
                </draw:g>
              </table:table-cell>
              <table:table-cell office:value-type="string">
                <text:p>Merge sort</text:p>
                <draw:g>
                  <svg:desc>Sheet1.F107:Sheet1.F107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108:Sheet1.A117</svg:desc>
                </draw:g>
              </table:table-cell>
              <table:table-cell office:value-type="float" office:value="350478">
                <text:p>350478</text:p>
                <draw:g>
                  <svg:desc>Sheet1.B108:Sheet1.B117</svg:desc>
                </draw:g>
              </table:table-cell>
              <table:table-cell office:value-type="float" office:value="51383">
                <text:p>51383</text:p>
                <draw:g>
                  <svg:desc>Sheet1.C108:Sheet1.C117</svg:desc>
                </draw:g>
              </table:table-cell>
              <table:table-cell office:value-type="float" office:value="63405">
                <text:p>63405</text:p>
                <draw:g>
                  <svg:desc>Sheet1.D108:Sheet1.D117</svg:desc>
                </draw:g>
              </table:table-cell>
              <table:table-cell office:value-type="float" office:value="162443">
                <text:p>162443</text:p>
                <draw:g>
                  <svg:desc>Sheet1.E108:Sheet1.E117</svg:desc>
                </draw:g>
              </table:table-cell>
              <table:table-cell office:value-type="float" office:value="97538">
                <text:p>97538</text:p>
                <draw:g>
                  <svg:desc>Sheet1.F108:Sheet1.F117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80041">
                <text:p>680041</text:p>
              </table:table-cell>
              <table:table-cell office:value-type="float" office:value="50073">
                <text:p>50073</text:p>
              </table:table-cell>
              <table:table-cell office:value-type="float" office:value="119671">
                <text:p>119671</text:p>
              </table:table-cell>
              <table:table-cell office:value-type="float" office:value="318723">
                <text:p>318723</text:p>
              </table:table-cell>
              <table:table-cell office:value-type="float" office:value="107526">
                <text:p>1075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09224">
                <text:p>1109224</text:p>
              </table:table-cell>
              <table:table-cell office:value-type="float" office:value="69084">
                <text:p>69084</text:p>
              </table:table-cell>
              <table:table-cell office:value-type="float" office:value="203277">
                <text:p>203277</text:p>
              </table:table-cell>
              <table:table-cell office:value-type="float" office:value="563519">
                <text:p>563519</text:p>
              </table:table-cell>
              <table:table-cell office:value-type="float" office:value="136749">
                <text:p>13674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661609">
                <text:p>1661609</text:p>
              </table:table-cell>
              <table:table-cell office:value-type="float" office:value="84038">
                <text:p>84038</text:p>
              </table:table-cell>
              <table:table-cell office:value-type="float" office:value="296544">
                <text:p>296544</text:p>
              </table:table-cell>
              <table:table-cell office:value-type="float" office:value="820960">
                <text:p>820960</text:p>
              </table:table-cell>
              <table:table-cell office:value-type="float" office:value="136028">
                <text:p>13602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291083">
                <text:p>2291083</text:p>
              </table:table-cell>
              <table:table-cell office:value-type="float" office:value="105507">
                <text:p>105507</text:p>
              </table:table-cell>
              <table:table-cell office:value-type="float" office:value="423346">
                <text:p>423346</text:p>
              </table:table-cell>
              <table:table-cell office:value-type="float" office:value="1152614">
                <text:p>1152614</text:p>
              </table:table-cell>
              <table:table-cell office:value-type="float" office:value="162695">
                <text:p>16269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083727">
                <text:p>4083727</text:p>
              </table:table-cell>
              <table:table-cell office:value-type="float" office:value="144936">
                <text:p>144936</text:p>
              </table:table-cell>
              <table:table-cell office:value-type="float" office:value="744149">
                <text:p>744149</text:p>
              </table:table-cell>
              <table:table-cell office:value-type="float" office:value="2020130">
                <text:p>2020130</text:p>
              </table:table-cell>
              <table:table-cell office:value-type="float" office:value="231141">
                <text:p>23114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780383">
                <text:p>9780383</text:p>
              </table:table-cell>
              <table:table-cell office:value-type="float" office:value="229511">
                <text:p>229511</text:p>
              </table:table-cell>
              <table:table-cell office:value-type="float" office:value="1669354">
                <text:p>1669354</text:p>
              </table:table-cell>
              <table:table-cell office:value-type="float" office:value="4422099">
                <text:p>4422099</text:p>
              </table:table-cell>
              <table:table-cell office:value-type="float" office:value="366916">
                <text:p>36691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0429879">
                <text:p>30429879</text:p>
              </table:table-cell>
              <table:table-cell office:value-type="float" office:value="382272">
                <text:p>382272</text:p>
              </table:table-cell>
              <table:table-cell office:value-type="float" office:value="4553939">
                <text:p>4553939</text:p>
              </table:table-cell>
              <table:table-cell office:value-type="float" office:value="12044180">
                <text:p>12044180</text:p>
              </table:table-cell>
              <table:table-cell office:value-type="float" office:value="637441">
                <text:p>63744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4601072">
                <text:p>74601072</text:p>
              </table:table-cell>
              <table:table-cell office:value-type="float" office:value="632502">
                <text:p>632502</text:p>
              </table:table-cell>
              <table:table-cell office:value-type="float" office:value="11021023">
                <text:p>11021023</text:p>
              </table:table-cell>
              <table:table-cell office:value-type="float" office:value="28527019">
                <text:p>28527019</text:p>
              </table:table-cell>
              <table:table-cell office:value-type="float" office:value="1063202">
                <text:p>10632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2409778">
                <text:p>142409778</text:p>
              </table:table-cell>
              <table:table-cell office:value-type="float" office:value="822797">
                <text:p>822797</text:p>
              </table:table-cell>
              <table:table-cell office:value-type="float" office:value="18180656">
                <text:p>18180656</text:p>
              </table:table-cell>
              <table:table-cell office:value-type="float" office:value="49912364">
                <text:p>49912364</text:p>
              </table:table-cell>
              <table:table-cell office:value-type="float" office:value="1349226">
                <text:p>13492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